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8in"/>
    </style:style>
    <style:style style:name="co2" style:family="table-column">
      <style:table-column-properties fo:break-before="auto" style:column-width="2.1146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1.9898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2.0311in"/>
    </style:style>
    <style:style style:name="co8" style:family="table-column">
      <style:table-column-properties fo:break-before="auto" style:column-width="0.6043in"/>
    </style:style>
    <style:style style:name="co9" style:family="table-column">
      <style:table-column-properties fo:break-before="auto" style:column-width="0.7083in"/>
    </style:style>
    <style:style style:name="co10" style:family="table-column">
      <style:table-column-properties fo:break-before="auto" style:column-width="1.6665in"/>
    </style:style>
    <style:style style:name="co11" style:family="table-column">
      <style:table-column-properties fo:break-before="auto" style:column-width="2.4063in"/>
    </style:style>
    <style:style style:name="co12" style:family="table-column">
      <style:table-column-properties fo:break-before="auto" style:column-width="0.7398in"/>
    </style:style>
    <style:style style:name="co13" style:family="table-column">
      <style:table-column-properties fo:break-before="auto" style:column-width="1.1457in"/>
    </style:style>
    <style:style style:name="co14" style:family="table-column">
      <style:table-column-properties fo:break-before="auto" style:column-width="1.6146in"/>
    </style:style>
    <style:style style:name="co15" style:family="table-column">
      <style:table-column-properties fo:break-before="auto" style:column-width="1.5728in"/>
    </style:style>
    <style:style style:name="co16" style:family="table-column">
      <style:table-column-properties fo:break-before="auto" style:column-width="3in"/>
    </style:style>
    <style:style style:name="co17" style:family="table-column">
      <style:table-column-properties fo:break-before="auto" style:column-width="2.5311in"/>
    </style:style>
    <style:style style:name="co18" style:family="table-column">
      <style:table-column-properties fo:break-before="auto" style:column-width="0.2811in"/>
    </style:style>
    <style:style style:name="co19" style:family="table-column">
      <style:table-column-properties fo:break-before="auto" style:column-width="0.698in"/>
    </style:style>
    <style:style style:name="co20" style:family="table-column">
      <style:table-column-properties fo:break-before="auto" style:column-width="0.8335in"/>
    </style:style>
    <style:style style:name="co21" style:family="table-column">
      <style:table-column-properties fo:break-before="auto" style:column-width="3.7291in"/>
    </style:style>
    <style:style style:name="co22" style:family="table-column">
      <style:table-column-properties fo:break-before="auto" style:column-width="1.7398in"/>
    </style:style>
    <style:style style:name="co23" style:family="table-column">
      <style:table-column-properties fo:break-before="auto" style:column-width="0.2189in"/>
    </style:style>
    <style:style style:name="co24" style:family="table-column">
      <style:table-column-properties fo:break-before="auto" style:column-width="2.5937in"/>
    </style:style>
    <style:style style:name="co25" style:family="table-column">
      <style:table-column-properties fo:break-before="auto" style:column-width="1.8228in"/>
    </style:style>
    <style:style style:name="co26" style:family="table-column">
      <style:table-column-properties fo:break-before="auto" style:column-width="0.2602in"/>
    </style:style>
    <style:style style:name="co27" style:family="table-column">
      <style:table-column-properties fo:break-before="auto" style:column-width="2.9583in"/>
    </style:style>
    <style:style style:name="co28" style:family="table-column">
      <style:table-column-properties fo:break-before="auto" style:column-width="3.8957in"/>
    </style:style>
    <style:style style:name="co29" style:family="table-column">
      <style:table-column-properties fo:break-before="auto" style:column-width="2.698in"/>
    </style:style>
    <style:style style:name="co30" style:family="table-column">
      <style:table-column-properties fo:break-before="auto" style:column-width="3.3335in"/>
    </style:style>
    <style:style style:name="co31" style:family="table-column">
      <style:table-column-properties fo:break-before="auto" style:column-width="3.5311in"/>
    </style:style>
    <style:style style:name="co32" style:family="table-column">
      <style:table-column-properties fo:break-before="auto" style:column-width="2.8228in"/>
    </style:style>
    <style:style style:name="co33" style:family="table-column">
      <style:table-column-properties fo:break-before="auto" style:column-width="1.6252in"/>
    </style:style>
    <style:style style:name="co34" style:family="table-column">
      <style:table-column-properties fo:break-before="auto" style:column-width="0.2398in"/>
    </style:style>
    <style:style style:name="co35" style:family="table-column">
      <style:table-column-properties fo:break-before="auto" style:column-width="2.4272in"/>
    </style:style>
    <style:style style:name="co36" style:family="table-column">
      <style:table-column-properties fo:break-before="auto" style:column-width="0.6457in"/>
    </style:style>
    <style:style style:name="co37" style:family="table-column">
      <style:table-column-properties fo:break-before="auto" style:column-width="3.5102in"/>
    </style:style>
    <style:style style:name="co38" style:family="table-column">
      <style:table-column-properties fo:break-before="auto" style:column-width="0.8752in"/>
    </style:style>
    <style:style style:name="co39" style:family="table-column">
      <style:table-column-properties fo:break-before="auto" style:column-width="1.9791in"/>
    </style:style>
    <style:style style:name="co40" style:family="table-column">
      <style:table-column-properties fo:break-before="auto" style:column-width="0.5728in"/>
    </style:style>
    <style:style style:name="co41" style:family="table-column">
      <style:table-column-properties fo:break-before="auto" style:column-width="2.3126in"/>
    </style:style>
    <style:style style:name="co42" style:family="table-column">
      <style:table-column-properties fo:break-before="auto" style:column-width="1.8126in"/>
    </style:style>
    <style:style style:name="co43" style:family="table-column">
      <style:table-column-properties fo:break-before="auto" style:column-width="1.6874in"/>
    </style:style>
    <style:style style:name="co44" style:family="table-column">
      <style:table-column-properties fo:break-before="auto" style:column-width="2.802in"/>
    </style:style>
    <style:style style:name="co45" style:family="table-column">
      <style:table-column-properties fo:break-before="auto" style:column-width="2.3335in"/>
    </style:style>
    <style:style style:name="co46" style:family="table-column">
      <style:table-column-properties fo:break-before="auto" style:column-width="6.1457in"/>
    </style:style>
    <style:style style:name="co47" style:family="table-column">
      <style:table-column-properties fo:break-before="auto" style:column-width="5.4063in"/>
    </style:style>
    <style:style style:name="co48" style:family="table-column">
      <style:table-column-properties fo:break-before="auto" style:column-width="3.2811in"/>
    </style:style>
    <style:style style:name="co49" style:family="table-column">
      <style:table-column-properties fo:break-before="auto" style:column-width="0.7709in"/>
    </style:style>
    <style:style style:name="co50" style:family="table-column">
      <style:table-column-properties fo:break-before="auto" style:column-width="1.948in"/>
    </style:style>
    <style:style style:name="co51" style:family="table-column">
      <style:table-column-properties fo:break-before="auto" style:column-width="3.7189in"/>
    </style:style>
    <style:style style:name="co52" style:family="table-column">
      <style:table-column-properties fo:break-before="auto" style:column-width="2.4898in"/>
    </style:style>
    <style:style style:name="co53" style:family="table-column">
      <style:table-column-properties fo:break-before="auto" style:column-width="0.7189in"/>
    </style:style>
    <style:style style:name="co54" style:family="table-column">
      <style:table-column-properties fo:break-before="auto" style:column-width="3.6354in"/>
    </style:style>
    <style:style style:name="co55" style:family="table-column">
      <style:table-column-properties fo:break-before="auto" style:column-width="0.9165in"/>
    </style:style>
    <style:style style:name="co56" style:family="table-column">
      <style:table-column-properties fo:break-before="auto" style:column-width="1.6563in"/>
    </style:style>
    <style:style style:name="co57" style:family="table-column">
      <style:table-column-properties fo:break-before="auto" style:column-width="2.5835in"/>
    </style:style>
    <style:style style:name="co58" style:family="table-column">
      <style:table-column-properties fo:break-before="auto" style:column-width="3.6772in"/>
    </style:style>
    <style:style style:name="co59" style:family="table-column">
      <style:table-column-properties fo:break-before="auto" style:column-width="2.7398in"/>
    </style:style>
    <style:style style:name="co60" style:family="table-column">
      <style:table-column-properties fo:break-before="auto" style:column-width="1.2709in"/>
    </style:style>
    <style:style style:name="co61" style:family="table-column">
      <style:table-column-properties fo:break-before="auto" style:column-width="3.8335in"/>
    </style:style>
    <style:style style:name="co62" style:family="table-column">
      <style:table-column-properties fo:break-before="auto" style:column-width="3.8126in"/>
    </style:style>
    <style:style style:name="co63" style:family="table-column">
      <style:table-column-properties fo:break-before="auto" style:column-width="2.5728in"/>
    </style:style>
    <style:style style:name="co64" style:family="table-column">
      <style:table-column-properties fo:break-before="auto" style:column-width="6.3543in"/>
    </style:style>
    <style:style style:name="co65" style:family="table-column">
      <style:table-column-properties fo:break-before="auto" style:column-width="2.4583in"/>
    </style:style>
    <style:style style:name="co66" style:family="table-column">
      <style:table-column-properties fo:break-before="auto" style:column-width="0.6252in"/>
    </style:style>
    <style:style style:name="co67" style:family="table-column">
      <style:table-column-properties fo:break-before="auto" style:column-width="3.7602in"/>
    </style:style>
    <style:style style:name="co68" style:family="table-column">
      <style:table-column-properties fo:break-before="auto" style:column-width="2.8335in"/>
    </style:style>
    <style:style style:name="co69" style:family="table-column">
      <style:table-column-properties fo:break-before="auto" style:column-width="1.7083in"/>
    </style:style>
    <style:style style:name="co70" style:family="table-column">
      <style:table-column-properties fo:break-before="auto" style:column-width="3.3752in"/>
    </style:style>
    <style:style style:name="co71" style:family="table-column">
      <style:table-column-properties fo:break-before="auto" style:column-width="2.3752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F1">
      <style:table-properties table:display="true" style:writing-mode="lr-tb"/>
    </style:style>
    <style:style style:name="ta2" style:family="table" style:master-page-name="PageStyle_5f_F1M">
      <style:table-properties table:display="true" style:writing-mode="lr-tb"/>
    </style:style>
    <style:style style:name="ta3" style:family="table" style:master-page-name="PageStyle_5f_F2">
      <style:table-properties table:display="true" style:writing-mode="lr-tb"/>
    </style:style>
    <style:style style:name="ta4" style:family="table" style:master-page-name="PageStyle_5f_F3">
      <style:table-properties table:display="true" style:writing-mode="lr-tb"/>
    </style:style>
    <style:style style:name="ta5" style:family="table" style:master-page-name="PageStyle_5f_F3P">
      <style:table-properties table:display="true" style:writing-mode="lr-tb"/>
    </style:style>
    <style:style style:name="ta6" style:family="table" style:master-page-name="PageStyle_5f_F3PLine31">
      <style:table-properties table:display="true" style:writing-mode="lr-tb"/>
    </style:style>
    <style:style style:name="ta7" style:family="table" style:master-page-name="PageStyle_5f_F3X">
      <style:table-properties table:display="true" style:writing-mode="lr-tb"/>
    </style:style>
    <style:style style:name="ta8" style:family="table" style:master-page-name="PageStyle_5f_F3Z">
      <style:table-properties table:display="true" style:writing-mode="lr-tb"/>
    </style:style>
    <style:style style:name="ta9" style:family="table" style:master-page-name="PageStyle_5f_F4">
      <style:table-properties table:display="true" style:writing-mode="lr-tb"/>
    </style:style>
    <style:style style:name="ta10" style:family="table" style:master-page-name="PageStyle_5f_F5">
      <style:table-properties table:display="true" style:writing-mode="lr-tb"/>
    </style:style>
    <style:style style:name="ta11" style:family="table" style:master-page-name="PageStyle_5f_F56">
      <style:table-properties table:display="true" style:writing-mode="lr-tb"/>
    </style:style>
    <style:style style:name="ta12" style:family="table" style:master-page-name="PageStyle_5f_F57">
      <style:table-properties table:display="true" style:writing-mode="lr-tb"/>
    </style:style>
    <style:style style:name="ta13" style:family="table" style:master-page-name="PageStyle_5f_F6">
      <style:table-properties table:display="true" style:writing-mode="lr-tb"/>
    </style:style>
    <style:style style:name="ta14" style:family="table" style:master-page-name="PageStyle_5f_F65">
      <style:table-properties table:display="true" style:writing-mode="lr-tb"/>
    </style:style>
    <style:style style:name="ta15" style:family="table" style:master-page-name="PageStyle_5f_F7">
      <style:table-properties table:display="true" style:writing-mode="lr-tb"/>
    </style:style>
    <style:style style:name="ta16" style:family="table" style:master-page-name="PageStyle_5f_F76">
      <style:table-properties table:display="true" style:writing-mode="lr-tb"/>
    </style:style>
    <style:style style:name="ta17" style:family="table" style:master-page-name="PageStyle_5f_F8">
      <style:table-properties table:display="true" style:writing-mode="lr-tb"/>
    </style:style>
    <style:style style:name="ta18" style:family="table" style:master-page-name="PageStyle_5f_F82">
      <style:table-properties table:display="true" style:writing-mode="lr-tb"/>
    </style:style>
    <style:style style:name="ta19" style:family="table" style:master-page-name="PageStyle_5f_F83">
      <style:table-properties table:display="true" style:writing-mode="lr-tb"/>
    </style:style>
    <style:style style:name="ta20" style:family="table" style:master-page-name="PageStyle_5f_SA">
      <style:table-properties table:display="true" style:writing-mode="lr-tb"/>
    </style:style>
    <style:style style:name="ta21" style:family="table" style:master-page-name="PageStyle_5f_SB">
      <style:table-properties table:display="true" style:writing-mode="lr-tb"/>
    </style:style>
    <style:style style:name="ta22" style:family="table" style:master-page-name="PageStyle_5f_SC">
      <style:table-properties table:display="true" style:writing-mode="lr-tb"/>
    </style:style>
    <style:style style:name="ta23" style:family="table" style:master-page-name="PageStyle_5f_SC1">
      <style:table-properties table:display="true" style:writing-mode="lr-tb"/>
    </style:style>
    <style:style style:name="ta24" style:family="table" style:master-page-name="PageStyle_5f_SC2">
      <style:table-properties table:display="true" style:writing-mode="lr-tb"/>
    </style:style>
    <style:style style:name="ta25" style:family="table" style:master-page-name="PageStyle_5f_SD">
      <style:table-properties table:display="true" style:writing-mode="lr-tb"/>
    </style:style>
    <style:style style:name="ta26" style:family="table" style:master-page-name="PageStyle_5f_SE">
      <style:table-properties table:display="true" style:writing-mode="lr-tb"/>
    </style:style>
    <style:style style:name="ta27" style:family="table" style:master-page-name="PageStyle_5f_SF">
      <style:table-properties table:display="true" style:writing-mode="lr-tb"/>
    </style:style>
    <style:style style:name="ta28" style:family="table" style:master-page-name="PageStyle_5f_SH1">
      <style:table-properties table:display="true" style:writing-mode="lr-tb"/>
    </style:style>
    <style:style style:name="ta29" style:family="table" style:master-page-name="PageStyle_5f_SH2">
      <style:table-properties table:display="true" style:writing-mode="lr-tb"/>
    </style:style>
    <style:style style:name="ta30" style:family="table" style:master-page-name="PageStyle_5f_SH3">
      <style:table-properties table:display="true" style:writing-mode="lr-tb"/>
    </style:style>
    <style:style style:name="ta31" style:family="table" style:master-page-name="PageStyle_5f_SH4">
      <style:table-properties table:display="true" style:writing-mode="lr-tb"/>
    </style:style>
    <style:style style:name="ta32" style:family="table" style:master-page-name="PageStyle_5f_SI">
      <style:table-properties table:display="true" style:writing-mode="lr-tb"/>
    </style:style>
    <style:style style:name="ce1" style:family="table-cell" style:parent-style-name="Default">
      <style:table-cell-properties fo:padding="0.028in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style:font-name="Times New Roman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=F1 plus ‘N’, ‘A’, or ‘S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 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 </text:p>
          </table:table-cell>
          <table:table-cell/>
          <table:table-cell office:value-type="string" calcext:value-type="string">
            <text:p>If a ‘N’ (New) - REQUIRED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DATE <text:s text:c="3"/>(Submitt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HG OF COMMITTEE NAME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COMMITTEE TYPE</text:p>
          </table:table-cell>
          <table:table-cell office:value-type="string" calcext:value-type="string">
            <text:p>(A-1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REQ. (A through F-see Appendix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CAN / OFFICE 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(‘H’, ‘P’, or ‘S’)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N / STATE <text:s/>(of Election)</text:p>
          </table:table-cell>
          <table:table-cell office:value-type="string" calcext:value-type="string">
            <text:p>(A-2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N / DISTRIC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PARTY CODE</text:p>
          </table:table-cell>
          <table:table-cell office:value-type="string" calcext:value-type="string">
            <text:p>(A-3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PARTY TYPE</text:p>
          </table:table-cell>
          <table:table-cell office:value-type="string" calcext:value-type="string">
            <text:p>(A/N-3 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 <text:s/>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  RELATIONSHIP (w/ Above Cmt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  ORGANIZATION TYP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IND/NAME <text:s/>(Custodian Name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TELEPHONE</text:p>
          </table:table-cell>
          <table:table-cell office:value-type="string" calcext:value-type="string">
            <text:p>(NUM-10)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IND/NAME <text:s/>(Treasur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IND/NAME <text:s/>(Designated Ag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NUM-9)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(NUM-10)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2"/>IND/NAME <text:s/>(Bank/Othe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2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 text:c="2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2"/>IND/NAME <text:s/>(Treasur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2"/>DATE <text:s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1M" table:style-name="ta2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 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1M <text:s/>plus ‘N’ or ‘A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 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OMMITTEE TYPE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(“State Party” or “Other”)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DATE <text:s/>(Of Affilia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(‘H’, ‘P’, or ‘S’)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STATE <text:s/>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DATE <text:s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STATE <text:s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DATE <text:s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STATE <text:s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DATE <text:s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STATE <text:s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3"/>STATE <text:s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3"/>DATE <text:s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3"/>DATE <text:s/>(Of 51st Contributor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3"/>DATE <text:s/>(Of Orig Registra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3"/>DATE <text:s/>(Cmte Met Requirements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3"/>IND/NAME <text:s/>(Treasurer)</text:p>
          </table:table-cell>
          <table:table-cell office:value-type="string" calcext:value-type="string">
            <text:p>(A/N-38) </text:p>
          </table:table-cell>
          <table:table-cell/>
          <table:table-cell office:value-type="string" calcext:value-type="string">
            <text:p>“as signed”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3"/>DATE <text:s/>(Signed)</text:p>
          </table:table-cell>
          <table:table-cell office:value-type="string" calcext:value-type="string">
            <text:p>(NUM-8) </text:p>
          </table:table-cell>
          <table:table-cell/>
          <table:table-cell office:value-type="string" calcext:value-type="string">
            <text:p>REQUIRED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2" table:style-name="ta3">
        <table:table-column table:style-name="co1" table:default-cell-style-name="ce1"/>
        <table:table-column table:style-name="co11" table:default-cell-style-name="ce1"/>
        <table:table-column table:style-name="co8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9" table:default-cell-style-name="ce1"/>
        <table:table-column table:style-name="co6" table:number-columns-repeated="249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<text:s text:c="3"/>value = F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ILER FEC CMTE ID 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CANDIDATE NAME</text:p>
          </table:table-cell>
          <table:table-cell office:value-type="string" calcext:value-type="string">
            <text:p>(A/N-38)<text:span text:style-name="T1"> </text:span>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STREET 1</text:p>
          </table:table-cell>
          <table:table-cell office:value-type="string" calcext:value-type="string">
            <text:p>(A/N-34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STREET 2</text:p>
          </table:table-cell>
          <table:table-cell office:value-type="string" calcext:value-type="string">
            <text:p>(A/N-34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CITY</text:p>
          </table:table-cell>
          <table:table-cell office:value-type="string" calcext:value-type="string">
            <text:p>(A/N-1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-2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PTY/CODE</text:p>
          </table:table-cell>
          <table:table-cell office:value-type="string" calcext:value-type="string">
            <text:p>(A-3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CAN/OFF</text:p>
          </table:table-cell>
          <table:table-cell office:value-type="string" calcext:value-type="string">
            <text:p>(A-1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(‘H’, ‘P’or, ‘S’)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STATE <text:s/>(Of Election)</text:p>
          </table:table-cell>
          <table:table-cell office:value-type="string" calcext:value-type="string">
            <text:p>(A-2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(See Appendix)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CAN/DIST</text:p>
          </table:table-cell>
          <table:table-cell office:value-type="string" calcext:value-type="string">
            <text:p>(NUM-2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YEAR OF ELECTION 1900-2999</text:p>
          </table:table-cell>
          <table:table-cell office:value-type="string" calcext:value-type="string">
            <text:p>(NUM-4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FEC COMMITTEE ID NUMBER (PCC)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COMMITTEE NAME (PCC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FEC COMMITTEE ID NUMBER (Auth)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OMMITTEE NAME <text:s/>(Auth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NAME <text:s text:c="2"/>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DATE <text:s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" table:style-name="ta4">
        <table:table-column table:style-name="co1" table:default-cell-style-name="ce1"/>
        <table:table-column table:style-name="co16" table:default-cell-style-name="ce1"/>
        <table:table-column table:style-name="co8" table:default-cell-style-name="ce1"/>
        <table:table-column table:style-name="co4" table:default-cell-style-name="ce1"/>
        <table:table-column table:style-name="co17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4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value = F3 <text:s/>plus ‘N’, ‘A’, or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REET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REET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et Operating Expenditures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ELECTION 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ELECTION DISTRIC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(See Appendix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PTPGI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E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TATE 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RIMARY ELECTION 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NERAL ELECTION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PECIAL ELECTION 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RUNOFF ELECTION 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ATE 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ATE (Coverage To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(6a) Total Contributions (NO Loans)</text:p>
          </table:table-cell>
          <table:table-cell table:number-columns-repeated="2"/>
          <table:table-cell office:value-type="string" calcext:value-type="string">
            <text:p>37. (line 11(e)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(6b) Total Contribution Refunds</text:p>
          </table:table-cell>
          <table:table-cell table:number-columns-repeated="2"/>
          <table:table-cell office:value-type="string" calcext:value-type="string">
            <text:p>53. (line 20(d)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(6c) Net Contributions</text:p>
          </table:table-cell>
          <table:table-cell table:number-columns-repeated="2"/>
          <table:table-cell office:value-type="string" calcext:value-type="string">
            <text:p>22.-23. (6a-6b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(7a) Total Operating Expenditures</text:p>
          </table:table-cell>
          <table:table-cell table:number-columns-repeated="2"/>
          <table:table-cell office:value-type="string" calcext:value-type="string">
            <text:p>45. (line 17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(7b) Total Offset to Operating Expenditures</text:p>
          </table:table-cell>
          <table:table-cell table:number-columns-repeated="2"/>
          <table:table-cell office:value-type="string" calcext:value-type="string">
            <text:p>42. (line 14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(7c) NET Operating Expenditures</text:p>
          </table:table-cell>
          <table:table-cell table:number-columns-repeated="2"/>
          <table:table-cell office:value-type="string" calcext:value-type="string">
            <text:p>25.-26. (7a-7b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8CASH ON HAND AT CLOSE OF REPORTING PD:</text:p>
          </table:table-cell>
          <table:table-cell table:number-columns-repeated="2"/>
          <table:table-cell office:value-type="string" calcext:value-type="string">
            <text:p>60. (line 27)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9DEBTS TO ( Totals from SCH C and/or D)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0DEBTS BY (Totals from SCH C and/or D)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11(a i) Individuals Itemized</text:p>
          </table:table-cell>
          <table:table-cell table:number-columns-repeated="2"/>
          <table:table-cell office:value-type="string" calcext:value-type="string">
            <text:p>Schedule A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11(aii) Individuals Unitemized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11(aiii) Individual Contribution Total</text:p>
          </table:table-cell>
          <table:table-cell table:number-columns-repeated="2"/>
          <table:table-cell office:value-type="string" calcext:value-type="string">
            <text:p>31+32 (11(a.i)+11(a.ii))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11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11(c) Other Political Committees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11(d) The Candidate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11(e) Total Contributions</text:p>
          </table:table-cell>
          <table:table-cell table:number-columns-repeated="2"/>
          <table:table-cell office:value-type="string" calcext:value-type="string">
            <text:p>33.+34.+35.+36. (11(a.iii)+11(b)+11(c)+11(d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12TransfersFrom Other Authorized Committees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13(a) Loans made or guarnby the Candidate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13(b) All Other Loans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13(c) Total Loans</text:p>
          </table:table-cell>
          <table:table-cell table:number-columns-repeated="2"/>
          <table:table-cell office:value-type="string" calcext:value-type="string">
            <text:p>39.+40. (13(a)+13(b))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14Offsets to Operating Expenditures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15 Other Receipts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16 Total Receipts</text:p>
          </table:table-cell>
          <table:table-cell table:number-columns-repeated="2"/>
          <table:table-cell office:value-type="string" calcext:value-type="string">
            <text:p>37.+38.+41.+42.+43. (11(e)+12+13(c)+14+15)</text:p>
          </table:table-cell>
          <table:table-cell table:number-columns-repeated="1019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17Operating Expenditures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8Transfers to Other Authorized Committee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19(a) Of Loans made or guarby the Candidate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19(b) Loan Repayments, All Other Loans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19(c) Total Loan Repayments</text:p>
          </table:table-cell>
          <table:table-cell table:number-columns-repeated="2"/>
          <table:table-cell office:value-type="string" calcext:value-type="string">
            <text:p>47.+48. (19(a)+19(b))</text:p>
          </table:table-cell>
          <table:table-cell table:number-columns-repeated="1019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(a) Refund/Individuals Other than PolCmtes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(b) Refund/Political Party Committee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(c) Refund/Other Political Committees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(d) Total Contribution Refunds</text:p>
          </table:table-cell>
          <table:table-cell table:number-columns-repeated="2"/>
          <table:table-cell office:value-type="string" calcext:value-type="string">
            <text:p>50.+51.+52. (20(a)+20(b)+20(c))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1Other Disbursements</text:p>
          </table:table-cell>
          <table:table-cell table:number-columns-repeated="1022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2Total Disbursements</text:p>
          </table:table-cell>
          <table:table-cell table:number-columns-repeated="2"/>
          <table:table-cell office:value-type="string" calcext:value-type="string">
            <text:p>45.+46.+49.+53.+54. (17+18+19(c)+20(d)+21)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23Cash Beginning Reporting Period</text:p>
          </table:table-cell>
          <table:table-cell table:number-columns-repeated="1022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24Total Receipts this Period</text:p>
          </table:table-cell>
          <table:table-cell table:number-columns-repeated="2"/>
          <table:table-cell office:value-type="string" calcext:value-type="string">
            <text:p>field 44 (line 16)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25SubTotal)</text:p>
          </table:table-cell>
          <table:table-cell table:number-columns-repeated="2"/>
          <table:table-cell office:value-type="string" calcext:value-type="string">
            <text:p>56.+57. (23+24)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26Total Disbursements this Period</text:p>
          </table:table-cell>
          <table:table-cell table:number-columns-repeated="2"/>
          <table:table-cell office:value-type="string" calcext:value-type="string">
            <text:p>field 55 (line 22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7Cash on hand at Close Period</text:p>
          </table:table-cell>
          <table:table-cell table:number-columns-repeated="2"/>
          <table:table-cell office:value-type="string" calcext:value-type="string">
            <text:p>58.-59. (25-26)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(6a) Total Contributions (No Loans)</text:p>
          </table:table-cell>
          <table:table-cell table:number-columns-repeated="2"/>
          <table:table-cell office:value-type="string" calcext:value-type="string">
            <text:p>73 (line 11(e)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(6b) Total Contribution Refunds</text:p>
          </table:table-cell>
          <table:table-cell table:number-columns-repeated="2"/>
          <table:table-cell office:value-type="string" calcext:value-type="string">
            <text:p>89 (line 20d))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(6c) Net Contributions</text:p>
          </table:table-cell>
          <table:table-cell table:number-columns-repeated="2"/>
          <table:table-cell office:value-type="string" calcext:value-type="string">
            <text:p>61-62 (6a-6b)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(7a) Total Operating Expenditures</text:p>
          </table:table-cell>
          <table:table-cell table:number-columns-repeated="2"/>
          <table:table-cell office:value-type="string" calcext:value-type="string">
            <text:p>81. (line 17)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(7b) Total Offsets to Operating Expenditures</text:p>
          </table:table-cell>
          <table:table-cell table:number-columns-repeated="2"/>
          <table:table-cell office:value-type="string" calcext:value-type="string">
            <text:p>78. (line 14)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(7c) NET Operating Expenditures</text:p>
          </table:table-cell>
          <table:table-cell table:number-columns-repeated="2"/>
          <table:table-cell office:value-type="string" calcext:value-type="string">
            <text:p>64-65 (7a-7b)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11(ai) Individuals Itemized</text:p>
          </table:table-cell>
          <table:table-cell table:number-columns-repeated="102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11(aii) Individuals Unitemize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11(aiii) Individuals Total</text:p>
          </table:table-cell>
          <table:table-cell table:number-columns-repeated="2"/>
          <table:table-cell office:value-type="string" calcext:value-type="string">
            <text:p>67+68 (11(a.i)+11(a.ii))</text:p>
          </table:table-cell>
          <table:table-cell table:number-columns-repeated="1019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11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11(c) All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11(d) The Candidate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11(e) Total Contributions</text:p>
          </table:table-cell>
          <table:table-cell table:number-columns-repeated="2"/>
          <table:table-cell office:value-type="string" calcext:value-type="string">
            <text:p>69+70+71+72 (11(a.iii)+11(b)+11(c)+11(d)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2Transfers From Other AUTH Committees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13(a) Loans made or guarnby the Candidate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13(b) All Other Loans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13(c) Total Loans</text:p>
          </table:table-cell>
          <table:table-cell table:number-columns-repeated="2"/>
          <table:table-cell office:value-type="string" calcext:value-type="string">
            <text:p>75+76 (13(a)+13(b))</text:p>
          </table:table-cell>
          <table:table-cell table:number-columns-repeated="1019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4Offsets to Operating Expenditures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5Other Receipts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6Total Receipts</text:p>
          </table:table-cell>
          <table:table-cell table:number-columns-repeated="2"/>
          <table:table-cell office:value-type="string" calcext:value-type="string">
            <text:p>73+74+77+78+79 (11(e)+12+13(c)+14+15)</text:p>
          </table:table-cell>
          <table:table-cell table:number-columns-repeated="1019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17 Operating Expenditures</text:p>
          </table:table-cell>
          <table:table-cell table:number-columns-repeated="102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18Transfers To Other AUTH Committees</text:p>
          </table:table-cell>
          <table:table-cell table:number-columns-repeated="1022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19(a) Loan Repayment By Candidate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19(b) Loan Repayments,ALL Other Loans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19(c) Total Loan Repayments</text:p>
          </table:table-cell>
          <table:table-cell table:number-columns-repeated="2"/>
          <table:table-cell office:value-type="string" calcext:value-type="string">
            <text:p>83+84 (19(a)+19(b))</text:p>
          </table:table-cell>
          <table:table-cell table:number-columns-repeated="1019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(a) Refund/Individuals Other than PolCmtes</text:p>
          </table:table-cell>
          <table:table-cell table:number-columns-repeated="1022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(b) Refund, Political Party Committees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(c) Refund, Other Political Committees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(d) Total Contributions Refunds</text:p>
          </table:table-cell>
          <table:table-cell table:number-columns-repeated="2"/>
          <table:table-cell office:value-type="string" calcext:value-type="string">
            <text:p>86+87+88 <text:s text:c="4"/>(20(a)+20(b)+20(c))</text:p>
          </table:table-cell>
          <table:table-cell table:number-columns-repeated="101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1Other Disbursements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2Total Disbursements</text:p>
          </table:table-cell>
          <table:table-cell table:number-columns-repeated="2"/>
          <table:table-cell office:value-type="string" calcext:value-type="string">
            <text:p>81+82+85+89+90 <text:s text:c="3"/>(17+18+19(c)+20(d)+21)</text:p>
          </table:table-cell>
          <table:table-cell table:number-columns-repeated="1019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IND/NAME (Treasur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DATE 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3"/></text:p>
          </table:table-cell>
          <table:table-cell table:number-columns-repeated="1023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" table:style-name="ta5"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6" table:number-columns-repeated="3" table:default-cell-style-name="ce1"/>
        <table:table-column table:style-name="co22" table:default-cell-style-name="ce1"/>
        <table:table-column table:style-name="co6" table:number-columns-repeated="248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 <text:s text:c="3"/></text:p>
          </table:table-cell>
          <table:table-cell office:value-type="string" calcext:value-type="string">
            <text:p><text:s/>value = F3P plus ‘N’, ‘A’, ‘T’ <text:s text:c="4"/>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FILER FEC CMTE ID</text:p>
          </table:table-cell>
          <table:table-cell office:value-type="string" calcext:value-type="string">
            <text:p>(A/N-9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OMMITTEE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ACTIVITY PRIMARY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ACTIVITY GENERAL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(See Appendix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RPTPGI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DATE <text:s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STATE 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DATE <text:s text:c="2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DATE <text:s text:c="2"/>(Coverage To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6 <text:s text:c="2"/>Cash on Hand Beginning Period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7 <text:s text:c="2"/>Total Receipts</text:p>
          </table:table-cell>
          <table:table-cell table:number-columns-repeated="2"/>
          <table:table-cell office:value-type="string" calcext:value-type="string">
            <text:p>FIELD 43 <text:s text:c="2"/>(LINE 22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 <text:s text:c="2"/>SubTotal</text:p>
          </table:table-cell>
          <table:table-cell table:number-columns-repeated="2"/>
          <table:table-cell office:value-type="string" calcext:value-type="string">
            <text:p>18+19 <text:s text:c="2"/>(6+7)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9 <text:s text:c="2"/>Total Disbursements</text:p>
          </table:table-cell>
          <table:table-cell table:number-columns-repeated="2"/>
          <table:table-cell office:value-type="string" calcext:value-type="string">
            <text:p>FIELD 56 <text:s text:c="2"/>(LINE 30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0 <text:s text:c="2"/>Cash on Hand Close of Period</text:p>
          </table:table-cell>
          <table:table-cell table:number-columns-repeated="2"/>
          <table:table-cell office:value-type="string" calcext:value-type="string">
            <text:p>20 -21 <text:s text:c="2"/>(8 - 9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1 <text:s text:c="2"/>Debts to</text:p>
          </table:table-cell>
          <table:table-cell table:number-columns-repeated="2"/>
          <table:table-cell office:value-type="string" calcext:value-type="string">
            <text:p>(SCH C-P AND/OR D-P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2 <text:s text:c="2"/>Debts by</text:p>
          </table:table-cell>
          <table:table-cell table:number-columns-repeated="2"/>
          <table:table-cell office:value-type="string" calcext:value-type="string">
            <text:p>(SCH C-P AND/OR D-P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 <text:s text:c="2"/>Expenditures Subject to Limits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 <text:s text:c="2"/>Net Contributions</text:p>
          </table:table-cell>
          <table:table-cell table:number-columns-repeated="2"/>
          <table:table-cell office:value-type="string" calcext:value-type="string">
            <text:p>118 -139 <text:s text:c="2"/>(LINE 17e col B - line 28d col B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5 <text:s text:c="2"/>Net Operating Expenditures</text:p>
          </table:table-cell>
          <table:table-cell table:number-columns-repeated="2"/>
          <table:table-cell office:value-type="string" calcext:value-type="string">
            <text:p>129 -123 <text:s text:c="2"/>(LINE 23 col B - line 20a col B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6 <text:s/>Federal Funds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6"/>17(a) <text:s/>Individuals</text:p>
          </table:table-cell>
          <table:table-cell table:number-columns-repeated="102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6"/>17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6"/>17(c)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5"/>17(d) The Candidate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5"/>17(e) Total Contributions</text:p>
          </table:table-cell>
          <table:table-cell table:number-columns-repeated="2"/>
          <table:table-cell office:value-type="string" calcext:value-type="string">
            <text:p><text:s/>(Other than Loans) 29+30+31+32 <text:s text:c="5"/>(17(a)+17b+17c+17d)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8 <text:s/>Transfers From Aff/Other Party Committees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6"/>19(a) Received from or Guaranteed by Candidate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6"/>19(b) Other Loans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6"/>19(c) Total Loans</text:p>
          </table:table-cell>
          <table:table-cell table:number-columns-repeated="2"/>
          <table:table-cell office:value-type="string" calcext:value-type="string">
            <text:p>35+36 <text:s text:c="2"/>(19(a)+19(b)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5"/>20(a) Operating</text:p>
          </table:table-cell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5"/>20(b) Fundraising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5"/>20(c) Legal and Accounting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5"/>20(d) Total offsets to Expenditures</text:p>
          </table:table-cell>
          <table:table-cell table:number-columns-repeated="2"/>
          <table:table-cell office:value-type="string" calcext:value-type="string">
            <text:p>38+39+40 <text:s text:c="2"/>(20a+20b+20c)</text:p>
          </table:table-cell>
          <table:table-cell table:number-columns-repeated="1019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21 <text:s/>Other Receipts</text:p>
          </table:table-cell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 <text:s/>Total Receipts</text:p>
          </table:table-cell>
          <table:table-cell table:number-columns-repeated="2"/>
          <table:table-cell office:value-type="string" calcext:value-type="string">
            <text:p>28+33+34+37+41+42 <text:s text:c="6"/>(16+17(e)+18+19(c)+20(d)+21)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3 <text:s/>Operating Expenditures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 <text:s/>Transfers to Other Authorized Committees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 <text:s/>Fundraising Disbursement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6 <text:s/>Exempt Legal and Accounting Disbursements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5"/>27(a) Made or guaranteed by Candidate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5"/>27(b) Other Repayments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5"/>27(c) Total Loan Repayments Made</text:p>
          </table:table-cell>
          <table:table-cell table:number-columns-repeated="2"/>
          <table:table-cell office:value-type="string" calcext:value-type="string">
            <text:p>48+49 <text:s text:c="2"/>(27(a)+27(b))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5"/>28(a) Individual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5"/>28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5"/>28(c) Other Political Committees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 text:c="5"/>28(d) Total Contributions Refunds</text:p>
          </table:table-cell>
          <table:table-cell table:number-columns-repeated="2"/>
          <table:table-cell office:value-type="string" calcext:value-type="string">
            <text:p>51+52+53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29 <text:s/>Other Disbursements</text:p>
          </table:table-cell>
          <table:table-cell table:number-columns-repeated="102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0 <text:s/>Total Disbursements</text:p>
          </table:table-cell>
          <table:table-cell table:number-columns-repeated="2"/>
          <table:table-cell office:value-type="string" calcext:value-type="string">
            <text:p>44+45+46+47+50+54+55 <text:s text:c="5"/>(23+24+25+26+27(c)+28(d)+29)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1 <text:s/>Items on Hand to be Liquidat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 text:c="3"/>ALABA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 text:c="3"/>AL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 text:c="3"/>ARIZO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 text:c="3"/>AR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3"/>CALIFOR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3"/>COLORAD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3"/>CONNECTICU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3"/>DELAW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3"/>DIST OF COLUMB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3"/>FLORI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GEORG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HAWAI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3"/>IDAH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ILLINOI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3"/>IND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3"/>IOW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3"/>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 text:c="3"/>KENTUCK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3"/>LOUIS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3"/>MAIN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 text:c="3"/>MARY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3"/>MASSACHUSET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3"/>MICHIG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 text:c="3"/>MINNES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3"/>MISSISSIPP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3"/>MISSOUR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3"/>MONT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3"/>NEBR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3"/>NEVA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 text:c="3"/>NEW HAMPSHI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3"/>NEW JERSE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3"/>NEW MEX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 text:c="3"/>NEW YORK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 text:c="3"/>NOR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 text:c="3"/>NOR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3"/>OHI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3"/>OKLAHO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3"/>OREG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3"/>PENNSYLVA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 text:c="3"/>RHODE IS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 text:c="3"/>SOU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 text:c="3"/>SOU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3"/>TENNESSE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 text:c="3"/>TEX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 text:c="3"/>UTA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 text:c="3"/>VERMO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3"/>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3"/>WASHINGT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3"/>WEST 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3"/>WISCONSI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 text:c="3"/>WYOMING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3"/>PUERTO R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3"/>GUAM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 text:c="3"/>VIRGIN ISLA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3"/>TOTALS</text:p>
          </table:table-cell>
          <table:table-cell office:value-type="string" calcext:value-type="string">
            <text:p>(AMT-12) <text:s/></text:p>
          </table:table-cell>
          <table:table-cell/>
          <table:table-cell office:value-type="string" calcext:value-type="string">
            <text:p>58+59+60 ... +111 <text:s text:c="5"/></text:p>
          </table:table-cell>
          <table:table-cell table:number-columns-repeated="1019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6 <text:s/>Federal Funds</text:p>
          </table:table-cell>
          <table:table-cell table:number-columns-repeated="1022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5"/>17(a) <text:s/>Individuals</text:p>
          </table:table-cell>
          <table:table-cell table:number-columns-repeated="102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5"/>17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5"/>17(c)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5"/>17(d) The Candidate</text:p>
          </table:table-cell>
          <table:table-cell table:number-columns-repeated="102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5"/>17(e) Total contributions <text:s/>(Other than Loans)</text:p>
          </table:table-cell>
          <table:table-cell table:number-columns-repeated="2"/>
          <table:table-cell office:value-type="string" calcext:value-type="string">
            <text:p>114+115+116+117 <text:s text:c="6"/>(17(a)+17b+17c+17d)</text:p>
          </table:table-cell>
          <table:table-cell table:number-columns-repeated="1019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18 <text:s/>Transfers From Aff/Other Party Committees</text:p>
          </table:table-cell>
          <table:table-cell table:number-columns-repeated="102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5"/>19(a) Received from or Guaranteed <text:s/>by Candidate</text:p>
          </table:table-cell>
          <table:table-cell table:number-columns-repeated="102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5"/>19(b) Other Loans</text:p>
          </table:table-cell>
          <table:table-cell table:number-columns-repeated="102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5"/>19(c) Total Loans</text:p>
          </table:table-cell>
          <table:table-cell table:number-columns-repeated="2"/>
          <table:table-cell office:value-type="string" calcext:value-type="string">
            <text:p>120+121 <text:s text:c="2"/>(19(a)+19(b))</text:p>
          </table:table-cell>
          <table:table-cell table:number-columns-repeated="1019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5"/>20(a) Operating</text:p>
          </table:table-cell>
          <table:table-cell table:number-columns-repeated="102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 text:c="5"/>20(b) Fundraising</text:p>
          </table:table-cell>
          <table:table-cell table:number-columns-repeated="102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5"/>20(c) Legal and Accounting</text:p>
          </table:table-cell>
          <table:table-cell table:number-columns-repeated="102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5"/>20(d) Total Offsets to Operating Expenditures</text:p>
          </table:table-cell>
          <table:table-cell table:number-columns-repeated="2"/>
          <table:table-cell office:value-type="string" calcext:value-type="string">
            <text:p>123+124+125 <text:s text:c="2"/>(20a+20b+20c)</text:p>
          </table:table-cell>
          <table:table-cell table:number-columns-repeated="1019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21 <text:s/>Other Receipts</text:p>
          </table:table-cell>
          <table:table-cell table:number-columns-repeated="102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22 <text:s/>Total Receipts</text:p>
          </table:table-cell>
          <table:table-cell table:number-columns-repeated="2"/>
          <table:table-cell office:value-type="string" calcext:value-type="string">
            <text:p>113+118+119+122+126+127 <text:s text:c="2"/>(16+17(e)+18+19(c)+20(d)+21) </text:p>
          </table:table-cell>
          <table:table-cell table:number-columns-repeated="1019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23 <text:s/>Operating Expenditures</text:p>
          </table:table-cell>
          <table:table-cell table:number-columns-repeated="102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24 <text:s/>Transfers to Other Authorized Committees</text:p>
          </table:table-cell>
          <table:table-cell table:number-columns-repeated="102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25 <text:s/>Fundraising Disbursements</text:p>
          </table:table-cell>
          <table:table-cell table:number-columns-repeated="102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26 <text:s/>Exempt Legal and Accounting Disbursements</text:p>
          </table:table-cell>
          <table:table-cell table:number-columns-repeated="102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 text:c="5"/>27(a) Made or Guaranteed by the Candidate</text:p>
          </table:table-cell>
          <table:table-cell table:number-columns-repeated="1022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5"/>27(b) Other Repayments</text:p>
          </table:table-cell>
          <table:table-cell table:number-columns-repeated="102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5"/>27(c) Total Loan Repayments Made</text:p>
          </table:table-cell>
          <table:table-cell table:number-columns-repeated="2"/>
          <table:table-cell office:value-type="string" calcext:value-type="string">
            <text:p>133+134 <text:s text:c="2"/>(27(a)+27(b))</text:p>
          </table:table-cell>
          <table:table-cell table:number-columns-repeated="1019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5"/>28(a) <text:s/>Individuals</text:p>
          </table:table-cell>
          <table:table-cell table:number-columns-repeated="1022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 text:c="5"/>28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 text:c="5"/>28(c) Other Political Committees</text:p>
          </table:table-cell>
          <table:table-cell table:number-columns-repeated="1022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5"/>28(d) Total Contributions Refunds</text:p>
          </table:table-cell>
          <table:table-cell table:number-columns-repeated="2"/>
          <table:table-cell office:value-type="string" calcext:value-type="string">
            <text:p>136+137+138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29 <text:s/>Other Disbursements</text:p>
          </table:table-cell>
          <table:table-cell table:number-columns-repeated="1022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30 <text:s/>Total Disbursements</text:p>
          </table:table-cell>
          <table:table-cell table:number-columns-repeated="2"/>
          <table:table-cell office:value-type="string" calcext:value-type="string">
            <text:p>129+130+131+132+135+139+140 <text:s text:c="3"/>(23+24+25+26+27(c)+28(d)+29)</text:p>
          </table:table-cell>
          <table:table-cell table:number-columns-repeated="1019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3"/>ALABA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3"/>AL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 text:c="3"/>ARIZO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 text:c="3"/>AR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 text:c="3"/>CALIFOR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 text:c="3"/>COLORAD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 text:c="3"/>CONNECTICU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 text:c="3"/>DELAW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3"/>DIST OF COLUMB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 text:c="3"/>FLORI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 text:c="3"/>GEORG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3"/>HAWAI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 text:c="3"/>IDAH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 text:c="3"/>ILLINOI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 text:c="3"/>IND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3"/>IOW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3"/>KANS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 text:c="3"/>KENTUCK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3"/>LOUISI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 text:c="3"/>MAIN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3"/>MARY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3"/>MASSACHUSET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3"/>MICHIG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 text:c="3"/>MINNES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3"/>MISSISSIPP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3"/>MISSOURI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 text:c="3"/>MONTA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3"/>NEBRASK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 text:c="3"/>NEVAD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 text:c="3"/>NEW HAMPSHI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3"/>NEW JERSE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3"/>NEW MEX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3"/>NEW YORK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 text:c="3"/>NOR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3"/>NOR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 text:c="3"/>OHI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3"/>OKLAHOM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 text:c="3"/>OREG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 text:c="3"/>PENNSYLVA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 text:c="3"/>RHODE ISL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 text:c="3"/>SOUTH CAROLIN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 text:c="3"/>SOUTH DAKOT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 text:c="3"/>TENNESSE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 text:c="3"/>TEXA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 text:c="3"/>UTA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"/>VERMO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3"/>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3"/>WASHINGT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 text:c="3"/>WEST VIRGINIA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3"/>WISCONSI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 text:c="3"/>WYOMING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3"/>PUERTO RIC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 text:c="3"/>GUAM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 text:c="3"/>VIRGIN ISLA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3"/>TOTAL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SUM OF 142..195 = 196</text:p>
          </table:table-cell>
          <table:table-cell table:number-columns-repeated="1019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 text:c="3"/>IND/NAME <text:s/>(Treasur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 text:c="3"/>DATE 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4"/></text:p>
          </table:table-cell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s text:c="4"/></text:p>
          </table:table-cell>
          <table:table-cell table:number-columns-repeated="1021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PLine31" table:style-name="ta6"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12" table:default-cell-style-name="ce1"/>
        <table:table-column table:style-name="co2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value = F3P31AL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ENTITY 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See Appendix)<text:span text:style-name="T2"> <text:s/></text:span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NAME <text:s/>(Contributor/Lender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 <text:s/>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4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4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ITEM-PG</text:p>
          </table:table-cell>
          <table:table-cell office:value-type="string" calcext:value-type="string">
            <text:p>(A/N-1) <text:s/></text:p>
          </table:table-cell>
          <table:table-cell/>
          <table:table-cell office:value-type="string" calcext:value-type="string">
            <text:p>(‘P’=Primary, ‘G’=General)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INDOCC 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DATE <text:s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FAIR MARKET VALUE OF <text:s/>ITEM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TRANSACTION CODE</text:p>
          </table:table-cell>
          <table:table-cell office:value-type="string" calcext:value-type="string">
            <text:p>(A/N-3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TRANSDESC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(if Entity is a Cand cmte CCM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(‘H’, ‘S’, or ‘P’)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STATE <text:s/>(Of Election)</text:p>
          </table:table-cell>
          <table:table-cell office:value-type="string" calcext:value-type="string">
            <text:p>(A/N-2) <text:s/>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blank , ‘X’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MEMO CODE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MEMO-TEXT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(‘A’, ‘C’, or ‘D’) <text:s text:c="21"/>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-32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X" table:style-name="ta7">
        <table:table-column table:style-name="co26" table:default-cell-style-name="ce1"/>
        <table:table-column table:style-name="co27" table:default-cell-style-name="ce1"/>
        <table:table-column table:style-name="co8" table:default-cell-style-name="ce1"/>
        <table:table-column table:style-name="co4" table:default-cell-style-name="ce1"/>
        <table:table-column table:style-name="co28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3X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QUALIFIED CMTE </text:p>
          </table:table-cell>
          <table:table-cell office:value-type="string" calcext:value-type="string">
            <text:p>(A-1) 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(See Appendix)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PTPGI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(See Appendix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DATE <text:s text:c="3"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STATE <text:s/>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5"/>6(b) Cash on Hand beginning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5"/>6(c) total receipts</text:p>
          </table:table-cell>
          <table:table-cell table:number-columns-repeated="2"/>
          <table:table-cell office:value-type="string" calcext:value-type="string">
            <text:p>37 <text:s text:c="2"/>(line 19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5"/>6(d) subtotal</text:p>
          </table:table-cell>
          <table:table-cell table:number-columns-repeated="2"/>
          <table:table-cell office:value-type="string" calcext:value-type="string">
            <text:p>17+18 <text:s text:c="2"/>(6b+6c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7 <text:s text:c="2"/>total disbursements</text:p>
          </table:table-cell>
          <table:table-cell table:number-columns-repeated="2"/>
          <table:table-cell office:value-type="string" calcext:value-type="string">
            <text:p>54 <text:s text:c="2"/>(line 30)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8 <text:s text:c="2"/>Cash on Hand at Close</text:p>
          </table:table-cell>
          <table:table-cell table:number-columns-repeated="2"/>
          <table:table-cell office:value-type="string" calcext:value-type="string">
            <text:p>20-21 <text:s/>(6d -7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9 <text:s text:c="2"/>Debts to</text:p>
          </table:table-cell>
          <table:table-cell table:number-columns-repeated="102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0 <text:s/>Debts by</text:p>
          </table:table-cell>
          <table:table-cell table:number-columns-repeated="102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11(a)i <text:s text:c="2"/>itemized</text:p>
          </table:table-cell>
          <table:table-cell table:number-columns-repeated="102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11(a)ii <text:s text:c="2"/>unitemized</text:p>
          </table:table-cell>
          <table:table-cell table:number-columns-repeated="102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4"/>11(a)iii <text:s/>total</text:p>
          </table:table-cell>
          <table:table-cell table:number-columns-repeated="2"/>
          <table:table-cell office:value-type="string" calcext:value-type="string">
            <text:p>24+25 <text:s text:c="2"/>(11(a)i + 11(a)ii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4"/>11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4"/>11(c) Other Political Committees (PACs)</text:p>
          </table:table-cell>
          <table:table-cell table:number-columns-repeated="102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4"/>11(d) total contributions</text:p>
          </table:table-cell>
          <table:table-cell table:number-columns-repeated="2"/>
          <table:table-cell office:value-type="string" calcext:value-type="string">
            <text:p>26+27+28 <text:s text:c="2"/>(11(a)iii+11b+11c)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2 <text:s/>Transfers from Affiliated/Other Party Cmte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13 <text:s/>All loans Received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14 <text:s/>loan repayments received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15 <text:s/>offsets to Operating Expenditures <text:s/>(refunds)</text:p>
          </table:table-cell>
          <table:table-cell table:number-columns-repeated="102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16 <text:s/>Refunds of Federal contributions</text:p>
          </table:table-cell>
          <table:table-cell table:number-columns-repeated="102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17 <text:s/>Other Federal Receipts (dividends)</text:p>
          </table:table-cell>
          <table:table-cell table:number-columns-repeated="102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18 <text:s/>transfers from Nonfederal Account</text:p>
          </table:table-cell>
          <table:table-cell table:number-columns-repeated="102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19 <text:s/>Total Receipts</text:p>
          </table:table-cell>
          <table:table-cell table:number-columns-repeated="2"/>
          <table:table-cell office:value-type="string" calcext:value-type="string">
            <text:p>29+30+31+32+33+34+35+36 <text:s text:c="2"/>(11d+12+13+14+15+16+17+18)</text:p>
          </table:table-cell>
          <table:table-cell table:number-columns-repeated="101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20 <text:s/>Total Federal Receipts</text:p>
          </table:table-cell>
          <table:table-cell table:number-columns-repeated="2"/>
          <table:table-cell office:value-type="string" calcext:value-type="string">
            <text:p>37 -36 <text:s text:c="2"/>(19-18)</text:p>
          </table:table-cell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4"/>21(a)i <text:s/>Federal Share</text:p>
          </table:table-cell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4"/>21(a)ii <text:s/>non-federal share</text:p>
          </table:table-cell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4"/>21(b) <text:s/>other Federal operating expenditures</text:p>
          </table:table-cell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4"/>21(c) <text:s/>total operating expenditures</text:p>
          </table:table-cell>
          <table:table-cell table:number-columns-repeated="2"/>
          <table:table-cell office:value-type="string" calcext:value-type="string">
            <text:p>39+40+41 <text:s text:c="2"/>(21(a)i+21(a)ii+21(b))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2 <text:s/>Transfers to Affiliated/Other Party Cmtes</text:p>
          </table:table-cell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23 <text:s/>Contributions to Federal Candidates/Cmtes</text:p>
          </table:table-cell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24 <text:s/>Independent expenditures</text:p>
          </table:table-cell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25 <text:s/>Coordinated Expenditures made by party Cmte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6 <text:s/>Loan repayments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27 <text:s/>Loans Made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4"/>28(a) <text:s/>Individuals/Persons</text:p>
          </table:table-cell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4"/>28(b) <text:s/>Political Party Committees</text:p>
          </table:table-cell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4"/>28(c) <text:s/>Other Political Committees</text:p>
          </table:table-cell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4"/>28(d) <text:s/>Total contributions refunds</text:p>
          </table:table-cell>
          <table:table-cell table:number-columns-repeated="2"/>
          <table:table-cell office:value-type="string" calcext:value-type="string">
            <text:p>49+50+51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29 <text:s text:c="2"/>Other disbursements</text:p>
          </table:table-cell>
          <table:table-cell table:number-columns-repeated="102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30 <text:s text:c="2"/>Total disbursements</text:p>
          </table:table-cell>
          <table:table-cell table:number-columns-repeated="2"/>
          <table:table-cell office:value-type="string" calcext:value-type="string">
            <text:p>42+43+44+45+46+47+48+52+53 <text:s/>(21c+22+23+24+25+26+27+28d+29)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31 <text:s/>Total Federal Disbursements</text:p>
          </table:table-cell>
          <table:table-cell table:number-columns-repeated="2"/>
          <table:table-cell office:value-type="string" calcext:value-type="string">
            <text:p>54 -40 <text:s text:c="2"/>(30-21(a)ii)</text:p>
          </table:table-cell>
          <table:table-cell table:number-columns-repeated="1019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32 <text:s text:c="2"/>Total contributions</text:p>
          </table:table-cell>
          <table:table-cell table:number-columns-repeated="2"/>
          <table:table-cell office:value-type="string" calcext:value-type="string">
            <text:p>29 <text:s/>(11d)</text:p>
          </table:table-cell>
          <table:table-cell table:number-columns-repeated="1019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33 <text:s text:c="2"/>Total Contribution Refunds</text:p>
          </table:table-cell>
          <table:table-cell table:number-columns-repeated="2"/>
          <table:table-cell office:value-type="string" calcext:value-type="string">
            <text:p>52 <text:s/>(28d)</text:p>
          </table:table-cell>
          <table:table-cell table:number-columns-repeated="1019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34 <text:s text:c="2"/>Net Contributions</text:p>
          </table:table-cell>
          <table:table-cell table:number-columns-repeated="2"/>
          <table:table-cell office:value-type="string" calcext:value-type="string">
            <text:p>56 - 57 <text:s text:c="2"/>(11d-28d)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35 <text:s text:c="2"/>Total Federal Operating Expenditures</text:p>
          </table:table-cell>
          <table:table-cell table:number-columns-repeated="2"/>
          <table:table-cell office:value-type="string" calcext:value-type="string">
            <text:p>39+41 <text:s text:c="2"/>(21(a.ii)+21(b)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36 <text:s text:c="2"/>Offsets to operating Expenditures</text:p>
          </table:table-cell>
          <table:table-cell table:number-columns-repeated="2"/>
          <table:table-cell office:value-type="string" calcext:value-type="string">
            <text:p>33 <text:s text:c="2"/>(15)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37 <text:s text:c="2"/>Net operating Expenditures</text:p>
          </table:table-cell>
          <table:table-cell table:number-columns-repeated="2"/>
          <table:table-cell office:value-type="string" calcext:value-type="string">
            <text:p>36+37 <text:s text:c="2"/>((21(a)i)+21(b) -15)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4"/>6(a) cash on hand Jan 1, 19</text:p>
          </table:table-cell>
          <table:table-cell table:number-columns-repeated="102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13"/>Year for above</text:p>
          </table:table-cell>
          <table:table-cell office:value-type="string" calcext:value-type="string">
            <text:p>(NUM-4 )</text:p>
          </table:table-cell>
          <table:table-cell/>
          <table:table-cell office:value-type="string" calcext:value-type="string">
            <text:p>(eg. 1998, 2002)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4"/>6(c) total receipts</text:p>
          </table:table-cell>
          <table:table-cell table:number-columns-repeated="2"/>
          <table:table-cell office:value-type="string" calcext:value-type="string">
            <text:p>81. (line 19)</text:p>
          </table:table-cell>
          <table:table-cell table:number-columns-repeated="1019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4"/>6(d) subtotal</text:p>
          </table:table-cell>
          <table:table-cell table:number-columns-repeated="2"/>
          <table:table-cell office:value-type="string" calcext:value-type="string">
            <text:p>62+64 (6a+6c)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7 <text:s/>Total disbursements</text:p>
          </table:table-cell>
          <table:table-cell table:number-columns-repeated="2"/>
          <table:table-cell office:value-type="string" calcext:value-type="string">
            <text:p>98 (line 30)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8 <text:s text:c="2"/>Cash on Hand Close</text:p>
          </table:table-cell>
          <table:table-cell table:number-columns-repeated="2"/>
          <table:table-cell office:value-type="string" calcext:value-type="string">
            <text:p>65 -66 <text:s text:c="2"/>(6d -7)</text:p>
          </table:table-cell>
          <table:table-cell table:number-columns-repeated="1019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3"/>11(a)i itemized</text:p>
          </table:table-cell>
          <table:table-cell table:number-columns-repeated="102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3"/>11(a)ii unitemized</text:p>
          </table:table-cell>
          <table:table-cell table:number-columns-repeated="102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3"/>11(a)iii Total</text:p>
          </table:table-cell>
          <table:table-cell table:number-columns-repeated="2"/>
          <table:table-cell office:value-type="string" calcext:value-type="string">
            <text:p>68+69 <text:s text:c="2"/>(11(a)i + 11(a)ii)</text:p>
          </table:table-cell>
          <table:table-cell table:number-columns-repeated="1019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3"/>11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3"/>11(c) Other Political Committees <text:s/>(PACs)</text:p>
          </table:table-cell>
          <table:table-cell table:number-columns-repeated="102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3"/>11(d) Total contributions</text:p>
          </table:table-cell>
          <table:table-cell table:number-columns-repeated="2"/>
          <table:table-cell office:value-type="string" calcext:value-type="string">
            <text:p>70+71+72 <text:s text:c="2"/>(11(a)iii+11b+11c)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12 <text:s/>Transfers from Affiliated/Other Party Cmtes</text:p>
          </table:table-cell>
          <table:table-cell table:number-columns-repeated="102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13 <text:s/>All loans Received</text:p>
          </table:table-cell>
          <table:table-cell table:number-columns-repeated="102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14 <text:s/>loan repayments received</text:p>
          </table:table-cell>
          <table:table-cell table:number-columns-repeated="1022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15 <text:s/>offsets to Operating Expenditures (refunds)</text:p>
          </table:table-cell>
          <table:table-cell table:number-columns-repeated="102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16 <text:s/>Refunds of Federal contributions</text:p>
          </table:table-cell>
          <table:table-cell table:number-columns-repeated="1022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17 <text:s/>Other Federal Receipts (dividends)</text:p>
          </table:table-cell>
          <table:table-cell table:number-columns-repeated="102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18 <text:s/>transfers from Nonfederal Account</text:p>
          </table:table-cell>
          <table:table-cell table:number-columns-repeated="1022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19 <text:s/>Total receipts</text:p>
          </table:table-cell>
          <table:table-cell table:number-columns-repeated="2"/>
          <table:table-cell office:value-type="string" calcext:value-type="string">
            <text:p>73+74+75+76+77+78+79+80 (11d+12+13+14+15+16+17+18)</text:p>
          </table:table-cell>
          <table:table-cell table:number-columns-repeated="1019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 text:c="3"/>20 Total federal receipts</text:p>
          </table:table-cell>
          <table:table-cell table:number-columns-repeated="2"/>
          <table:table-cell office:value-type="string" calcext:value-type="string">
            <text:p>81 -80 <text:s/>(19-18)</text:p>
          </table:table-cell>
          <table:table-cell table:number-columns-repeated="1019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3"/>21(a)i Federal Share</text:p>
          </table:table-cell>
          <table:table-cell table:number-columns-repeated="102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 text:c="3"/>21(a)ii non-federal share</text:p>
          </table:table-cell>
          <table:table-cell table:number-columns-repeated="1022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 text:c="3"/>21(b) other Federal operating expenditures</text:p>
          </table:table-cell>
          <table:table-cell table:number-columns-repeated="102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 text:c="3"/>21(c) Total operating Expenditures</text:p>
          </table:table-cell>
          <table:table-cell table:number-columns-repeated="2"/>
          <table:table-cell office:value-type="string" calcext:value-type="string">
            <text:p>83+84+85 <text:s text:c="2"/>(21(a)i+21(a)ii+21(b))</text:p>
          </table:table-cell>
          <table:table-cell table:number-columns-repeated="1019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22 Transfers to Affiliated/Other Party Cmtes</text:p>
          </table:table-cell>
          <table:table-cell table:number-columns-repeated="102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23 Contributions to Federal Candidates/Cmtes</text:p>
          </table:table-cell>
          <table:table-cell table:number-columns-repeated="1022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24 Independent Expenditures</text:p>
          </table:table-cell>
          <table:table-cell table:number-columns-repeated="102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25 Coordinated Expenditures made by party Cmtes</text:p>
          </table:table-cell>
          <table:table-cell table:number-columns-repeated="102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26 Loan repayments Made</text:p>
          </table:table-cell>
          <table:table-cell table:number-columns-repeated="102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27 Loans Made</text:p>
          </table:table-cell>
          <table:table-cell table:number-columns-repeated="102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3"/>28(a) <text:s/>individuals/Persons</text:p>
          </table:table-cell>
          <table:table-cell table:number-columns-repeated="102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 text:c="3"/>28(b) Political Party Committees</text:p>
          </table:table-cell>
          <table:table-cell table:number-columns-repeated="1022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3"/>28(c) Other Political <text:s/>Committees</text:p>
          </table:table-cell>
          <table:table-cell table:number-columns-repeated="102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3"/>28(d) Total contributions refunds</text:p>
          </table:table-cell>
          <table:table-cell table:number-columns-repeated="2"/>
          <table:table-cell office:value-type="string" calcext:value-type="string">
            <text:p>93+94+95 <text:s text:c="2"/>(28(a)+28(b)+28(c))</text:p>
          </table:table-cell>
          <table:table-cell table:number-columns-repeated="1019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29 Other Disbursements</text:p>
          </table:table-cell>
          <table:table-cell table:number-columns-repeated="102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30 Total Disbursements</text:p>
          </table:table-cell>
          <table:table-cell table:number-columns-repeated="2"/>
          <table:table-cell office:value-type="string" calcext:value-type="string">
            <text:p>86+87+88+89+90+91+92+96+97 <text:s text:c="2"/>(21c+22+23+24+25+26+27+28d+29)</text:p>
          </table:table-cell>
          <table:table-cell table:number-columns-repeated="1019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31 Total Federal Disbursements</text:p>
          </table:table-cell>
          <table:table-cell table:number-columns-repeated="2"/>
          <table:table-cell office:value-type="string" calcext:value-type="string">
            <text:p>98 - 84 <text:s text:c="2"/>(30 - 21(a)ii)</text:p>
          </table:table-cell>
          <table:table-cell table:number-columns-repeated="1019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32 <text:s/>Total Contributions</text:p>
          </table:table-cell>
          <table:table-cell table:number-columns-repeated="2"/>
          <table:table-cell office:value-type="string" calcext:value-type="string">
            <text:p>73 <text:s text:c="2"/>(11d)</text:p>
          </table:table-cell>
          <table:table-cell table:number-columns-repeated="1019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33 <text:s/>Total Contribution Refunds</text:p>
          </table:table-cell>
          <table:table-cell table:number-columns-repeated="2"/>
          <table:table-cell office:value-type="string" calcext:value-type="string">
            <text:p>96 <text:s text:c="2"/>(28d)</text:p>
          </table:table-cell>
          <table:table-cell table:number-columns-repeated="1019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34 <text:s/>Net contributions</text:p>
          </table:table-cell>
          <table:table-cell table:number-columns-repeated="2"/>
          <table:table-cell office:value-type="string" calcext:value-type="string">
            <text:p>73 -96 <text:s text:c="2"/>(11d -28d)</text:p>
          </table:table-cell>
          <table:table-cell table:number-columns-repeated="1019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35 <text:s/>Total Federal Operating Expenditures</text:p>
          </table:table-cell>
          <table:table-cell table:number-columns-repeated="2"/>
          <table:table-cell office:value-type="string" calcext:value-type="string">
            <text:p>83+85 <text:s text:c="2"/>((21(a)i+21(b))</text:p>
          </table:table-cell>
          <table:table-cell table:number-columns-repeated="1019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36 <text:s/>Offsets to Operating Expenditures</text:p>
          </table:table-cell>
          <table:table-cell table:number-columns-repeated="2"/>
          <table:table-cell office:value-type="string" calcext:value-type="string">
            <text:p>77 <text:s text:c="2"/>(15)</text:p>
          </table:table-cell>
          <table:table-cell table:number-columns-repeated="1019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37 <text:s/>Net Operating Expenditures</text:p>
          </table:table-cell>
          <table:table-cell table:number-columns-repeated="2"/>
          <table:table-cell office:value-type="string" calcext:value-type="string">
            <text:p>103 -104 <text:s text:c="2"/>(35 -36)</text:p>
          </table:table-cell>
          <table:table-cell table:number-columns-repeated="1019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3"/>IND/NAME <text:s text:c="3"/>(Treasurer)</text:p>
          </table:table-cell>
          <table:table-cell office:value-type="string" calcext:value-type="string">
            <text:p>(A/N-38) 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2"/>DATE <text:s text:c="2"/>(Signed)</text:p>
          </table:table-cell>
          <table:table-cell office:value-type="string" calcext:value-type="string">
            <text:p>(NUM-8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3Z" table:style-name="ta8">
        <table:table-column table:style-name="co1" table:default-cell-style-name="ce1"/>
        <table:table-column table:style-name="co11" table:default-cell-style-name="ce1"/>
        <table:table-column table:style-name="co6" table:default-cell-style-name="ce1"/>
        <table:table-column table:style-name="co12" table:default-cell-style-name="ce1"/>
        <table:table-column table:style-name="co29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value = F3Z, plus T <text:s text:c="6"/>if it is a “total” record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FILER FEC CMTE ID (PCC)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OMMITTEE NAME (PCC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DATE <text:s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DATE <text:s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FEC COMMITTEE ID NUMBER (Auth)</text:p>
          </table:table-cell>
          <table:table-cell office:value-type="string" calcext:value-type="string">
            <text:p>(A/N-9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OMMITTEE NAME (Auth)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(a) 11(a)iii individuals 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(b) 11(b) Political party committe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(c) 11(c) other pol <text:s/>committees (PACs)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(d) 11(d) the candi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(e) 11(e) total contribu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(f) 12 <text:s/>Transfers from other auth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(g) 13(a) made or guarn <text:s/>by candi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(h) 13(b) all other loa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(i) 13(c) total loa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(j) 14 <text:s/>offsets to operating expe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(k) 15 <text:s/>Other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(l) 16 <text:s/>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(m) 17 <text:s/>Operating Expenditur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(n) 18 <text:s/>Transfers to other auth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(o) 19(a) made or guaranteed by c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(p) 19(b) all other loa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(q) 19(c) total loan repay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(r) 20(a) <text:s/>total refunds individual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(s) 20(b) Refunds Political Pty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(t) 20(c) Refunds other Polit <text:s/>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(u) 20(d) total contribution refund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(v) 21 <text:s/>Other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(w) 22 <text:s/>Total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(x) 23 <text:s/>COH beginning reporting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(y) 27 <text:s/>COH at close of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(z) <text:s/>9 <text:s/>Debts to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(aa) 12 <text:s/>Debts by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(bb) 6(c) net contribu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(cc) 7(c) net operating expenditur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4" table:style-name="ta9">
        <table:table-column table:style-name="co1" table:default-cell-style-name="ce1"/>
        <table:table-column table:style-name="co30" table:default-cell-style-name="ce1"/>
        <table:table-column table:style-name="co3" table:default-cell-style-name="ce1"/>
        <table:table-column table:style-name="co12" table:default-cell-style-name="ce1"/>
        <table:table-column table:style-name="co31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4)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value = F4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OMMITTEE/ORG TYPE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DESC <text:s/>( IF 9 IS “OTHER”)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6(b) cash on hand beg <text:s/>report per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(c) Total 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3 <text:s text:c="2"/>(20)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6(d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4+15=16 (6b+6c=6d)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7 <text:s/>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4 <text:s text:c="2"/>(25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8 <text:s/>COH CLOSE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6-17 <text:s text:c="2"/>(6d - 7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9 <text:s/>Debts to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9. = TOTALS ON SCH C AND/OR D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0 Debts by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0. = TOTALS ON SCH C AND/OR D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 Convention expenditure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6 (21c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 refunds/rebates/returns relating to convention expend.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6 (17C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12(a)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1-22=23 <text:s text:c="2"/>(11-12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12(b) expend <text:s/>from prior years subject to limi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12(c) total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3+24=25 <text:s text:c="2"/>(12A+12B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3 <text:s/>Federal Fund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SCH A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5"/>14(a) Itemized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SCH A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5"/>14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5"/>14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7+28N=29 <text:s text:c="2"/>(14a+14b)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15 <text:s/>Transfers from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5"/>16(a) loans receiv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5"/>16(b) loan repayments receiv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5"/>16(c) subtotal loans/repay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1+32=33 <text:s text:c="2"/>(16a+16b)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5"/>17(a) Itemized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SCH A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5"/>17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5"/>17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4+35=36 <text:s text:c="2"/>(17a+17b)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5"/>18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5"/>18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5"/>18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37+38=39 <text:s text:c="2"/>(18a+18b)</text:p>
          </table:table-cell>
          <table:table-cell table:number-columns-repeated="1019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 text:c="5"/>19(a) Itemized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SCH A</text:p>
          </table:table-cell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 text:c="5"/>19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5"/>19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0+41=42 <text:s text:c="2"/>(19a+19b)</text:p>
          </table:table-cell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20 <text:s/>total 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26+29+30+33+36+39+42=43 <text:s text:c="2"/>(13+14c+15+16c+17c+18c+19c)</text:p>
          </table:table-cell>
          <table:table-cell table:number-columns-repeated="1019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 text:c="5"/>21(a) 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 text:c="5"/>21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 text:c="5"/>21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4+45 <text:s text:c="2"/>(21a+21b)</text:p>
          </table:table-cell>
          <table:table-cell table:number-columns-repeated="1019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22 <text:s/>Transfers to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 text:c="5"/>23(a) loans mad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5"/>23(b) loan repayments mad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5"/>23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8+49=50 <text:s text:c="2"/>(23a+23b)</text:p>
          </table:table-cell>
          <table:table-cell table:number-columns-repeated="1019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5"/>24(a) Itemized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SCH B</text:p>
          </table:table-cell>
          <table:table-cell table:number-columns-repeated="101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 text:c="5"/>24(b) unitemiz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 text:c="5"/>24(c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1+52=53 <text:s text:c="2"/>(24a+24b)</text:p>
          </table:table-cell>
          <table:table-cell table:number-columns-repeated="101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25 <text:s/>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46+47+50+53=54 <text:s text:c="2"/>(21c+22+23c+24c)</text:p>
          </table:table-cell>
          <table:table-cell table:number-columns-repeated="101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6(a) Cash on H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6(a) 19 --year</text:p>
          </table:table-cell>
          <table:table-cell office:value-type="string" calcext:value-type="string">
            <text:p>(NUM-4)</text:p>
          </table:table-cell>
          <table:table-cell table:number-columns-repeated="102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6(c) 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6(d) Subtotal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6+58=59 <text:s text:c="2"/>(6a+6c=6d)</text:p>
          </table:table-cell>
          <table:table-cell table:number-columns-repeated="1019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7 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9 (25)</text:p>
          </table:table-cell>
          <table:table-cell table:number-columns-repeated="1019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 COH CLOSE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59 - 60=61 <text:s text:c="2"/>(6d -7)</text:p>
          </table:table-cell>
          <table:table-cell table:number-columns-repeated="1019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1 Convention expenditure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5 <text:s text:c="2"/>(21c)</text:p>
          </table:table-cell>
          <table:table-cell table:number-columns-repeated="1019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12 refunds/rebates/returns relating to convention expend.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1 <text:s text:c="2"/>(17C)</text:p>
          </table:table-cell>
          <table:table-cell table:number-columns-repeated="1019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5"/>12(a)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62 - 63=64 <text:s text:c="2"/>(11 - 12)</text:p>
          </table:table-cell>
          <table:table-cell table:number-columns-repeated="1019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 text:c="5"/>12(b) expend <text:s/>from prior years subject to limi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5"/>12(c) total expenditures subject to limi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64+65=66 <text:s text:c="2"/>(12a+12b)</text:p>
          </table:table-cell>
          <table:table-cell table:number-columns-repeated="1019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 Federal Fund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SCH A</text:p>
          </table:table-cell>
          <table:table-cell table:number-columns-repeated="1019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 text:c="5"/>14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5 Transfers from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 text:c="5"/>16(c) subtotal loans/repay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 text:c="5"/>17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 text:c="5"/>18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 text:c="5"/>19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20 <text:s/>total 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66+67+68+69+70+71+72 = 20 <text:s text:c="2"/>(13+14c+15+16c+17c+18c+19c)</text:p>
          </table:table-cell>
          <table:table-cell table:number-columns-repeated="1019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 text:c="5"/>21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22 Transfers to Affiliated Cmte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 text:c="5"/>23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5"/>24(c) 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25 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75+76+77+78=79 (21c+22+23c+24c)</text:p>
          </table:table-cell>
          <table:table-cell table:number-columns-repeated="1019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2"/>IND/NAME (TREASUR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 text:c="2"/>DATE 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" table:style-name="ta10">
        <table:table-column table:style-name="co1" table:default-cell-style-name="ce1"/>
        <table:table-column table:style-name="co32" table:default-cell-style-name="ce1"/>
        <table:table-column table:style-name="co3" table:default-cell-style-name="ce1"/>
        <table:table-column table:style-name="co9" table:default-cell-style-name="ce1"/>
        <table:table-column table:style-name="co33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5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HG OF ADDRESS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blank, ‘X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YESNO <text:s text:c="2"/>(QUAL/NON-Q)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Values: <text:s/>‘ ‘ <text:s/>‘Y’ <text:s/>‘N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RPTPGI</text:p>
          </table:table-cell>
          <table:table-cell office:value-type="string" calcext:value-type="string">
            <text:p>(A-1)</text:p>
          </table:table-cell>
          <table:table-cell/>
          <table:table-cell office:value-type="string" calcext:value-type="string">
            <text:p>Values: <text:s/>‘P’ <text:s/>‘G’ <text:s/>‘R’ <text:s/>‘S’ <text:s/>‘C’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DATE <text:s text:c="2"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STATE <text:s/>(OF ELECTION)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TOTAL CONTRIBUTION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total on page 1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TOTAL INDEP <text:s/>EXPEND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total on page 1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IND/NAME <text:s text:c="2"/>(PERSON COMPLETING FORM)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“as signed”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DATE <text:s text:c="3"/>(NOTARIZ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DATE <text:s text:c="3"/>(NOTARY COMMISSION EXPIRES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IND/NAME <text:s text:c="3"/>(NOTARY)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“as notarized”</text:p>
          </table:table-cell>
          <table:table-cell table:number-columns-repeated="101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6" table:style-name="ta11">
        <table:table-column table:style-name="co34" table:default-cell-style-name="ce1"/>
        <table:table-column table:style-name="co35" table:default-cell-style-name="ce1"/>
        <table:table-column table:style-name="co36" table:default-cell-style-name="ce1"/>
        <table:table-column table:style-name="co12" table:default-cell-style-name="ce1"/>
        <table:table-column table:style-name="co37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 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value = F5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ENTITY 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D,COM,CCM,...) <text:s text:c="2"/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NAME(Contributor/Lender)</text:p>
          </table:table-cell>
          <table:table-cell office:value-type="string" calcext:value-type="string">
            <text:p>(A/N-90) 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AMOUNT CONTRIBUTION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FEC-COMMITTE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“CAN’ or 'CCM'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CAND-STATE 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 <text:s text:c="5"/>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AMENDED-CD</text:p>
          </table:table-cell>
          <table:table-cell table:number-columns-repeated="2"/>
          <table:table-cell office:value-type="string" calcext:value-type="string">
            <text:p>Value: blank, ‘A’, ‘C’, ‘D’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3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32) <text:s text:c="3"/>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57" table:style-name="ta12">
        <table:table-column table:style-name="co23" table:default-cell-style-name="ce1"/>
        <table:table-column table:style-name="co35" table:default-cell-style-name="ce1"/>
        <table:table-column table:style-name="co3" table:default-cell-style-name="ce1"/>
        <table:table-column table:style-name="co38" table:default-cell-style-name="ce1"/>
        <table:table-column table:style-name="co37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57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ENTITY 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D,COM,CCM,...) <text:s text:c="2"/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NAME <text:s text:c="3"/>(Payee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TRANSDESC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DATE <text:s text:c="3"/>(OF EXPENDITURE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AMOUNT CONTRIBUTION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SUPPORT/OPPOSE <text:s text:c="2"/></text:p>
          </table:table-cell>
          <table:table-cell office:value-type="string" calcext:value-type="string">
            <text:p>(A/N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SUP=Support=24E <text:s/>OPP=Oppose=24A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S/O FEC CAN ID NUMBER</text:p>
          </table:table-cell>
          <table:table-cell office:value-type="string" calcext:value-type="string">
            <text:p>(A/N-9) <text:s text:c="2"/>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S/O CAN/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S/O 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S/O 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S/O CAN/DIST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FEC-COMMITTE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“CAN’ or 'CCM'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AND-STATE 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s: blank, ‘A’, ‘C’, ‘D’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" table:style-name="ta13"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9" table:default-cell-style-name="ce1"/>
        <table:table-column table:style-name="co33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6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65" table:style-name="ta14">
        <table:table-column table:style-name="co1" table:default-cell-style-name="ce1"/>
        <table:table-column table:style-name="co41" table:default-cell-style-name="ce1"/>
        <table:table-column table:style-name="co3" table:default-cell-style-name="ce1"/>
        <table:table-column table:style-name="co38" table:default-cell-style-name="ce1"/>
        <table:table-column table:style-name="co37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65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ENTITY 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D,COM,CCM,...) <text:s/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NAME <text:s text:c="3"/>(Contributor/Lender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4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4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DATE <text:s text:c="2"/>(OF CONTRIBU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AMOUNT CONTRIB/LOANED AM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FEC-COMMITTE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“CAN’ or 'CCM'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CAND-STATE 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<text:s/>Values: blank, ‘A’, ‘C’, ‘D’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" table:style-name="ta15">
        <table:table-column table:style-name="co1" table:default-cell-style-name="ce1"/>
        <table:table-column table:style-name="co42" table:default-cell-style-name="ce1"/>
        <table:table-column table:style-name="co3" table:default-cell-style-name="ce1"/>
        <table:table-column table:style-name="co4" table:default-cell-style-name="ce1"/>
        <table:table-column table:style-name="co43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value = F7 <text:s/>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ORGANIZATION TYP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: <text:s text:c="2"/>C, T, L, M, V, W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RPTCODE</text:p>
          </table:table-cell>
          <table:table-cell office:value-type="string" calcext:value-type="string">
            <text:p>(A-3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ATE <text:s text:c="2"/>(OF ELEC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STATE <text:s text:c="2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DATE <text:s text:c="3"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DATE <text:s text:c="3"/>(COVERAGE TO)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TOTAL COS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IND/NAME <text:s text:c="3"/>(FIL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TITLE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76" table:style-name="ta16">
        <table:table-column table:style-name="co1" table:default-cell-style-name="ce1"/>
        <table:table-column table:style-name="co44" table:default-cell-style-name="ce1"/>
        <table:table-column table:style-name="co3" table:default-cell-style-name="ce1"/>
        <table:table-column table:style-name="co9" table:default-cell-style-name="ce1"/>
        <table:table-column table:style-name="co4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7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UNICATION TYPE</text:p>
          </table:table-cell>
          <table:table-cell office:value-type="string" calcext:value-type="string">
            <text:p>(A/N-2 ) </text:p>
          </table:table-cell>
          <table:table-cell/>
          <table:table-cell office:value-type="string" calcext:value-type="string">
            <text:p>Values: DM, TP, TM, O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TRANSDESC <text:s text:c="2"/>(COMMUN <text:s/>SPECIFICATION)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COMMUNICATION CLASS OR CATEGORY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<text:s/>E, S, M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DATE <text:s/>(OF COMMUNICATIO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UPPORT/OPPOSE </text:p>
          </table:table-cell>
          <table:table-cell office:value-type="string" calcext:value-type="string">
            <text:p>(A/N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SUP=Support=24F <text:s/>OPP=Oppose=24N)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RPTPGI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Cost of communicatio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s: blank, ‘A’, ‘C’, ‘D’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" table:style-name="ta17">
        <table:table-column table:style-name="co1" table:default-cell-style-name="ce1"/>
        <table:table-column table:style-name="co46" table:default-cell-style-name="ce1"/>
        <table:table-column table:style-name="co3" table:default-cell-style-name="ce1"/>
        <table:table-column table:style-name="co12" table:default-cell-style-name="ce1"/>
        <table:table-column table:style-name="co33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value = F8 plus ‘N’, ‘A’, ‘T’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 CASH ON HAN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(a) as of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2 Total assets to be liquidat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. Total (assets)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9+11 (1+2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4 Year to date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5 Year to date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6 Total amount of debts owed by cm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7 Total number of creditors owed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8 Number of creditors in part II of this plan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9 Total amount of debts owed to creditors in part II of pl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10 Total amount to be paid to creditors in part II of this pl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1 YESNO <text:s text:c="2"/>(Is the cmte terminating activities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1 Y DATE <text:s text:c="3"/>(PLANNED FOR TERMINATION RPT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12 YESNO <text:s text:c="2"/>(If this is an authorized committee are there other authorized committees.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12 DESC <text:s/>(Y IF YES list AUTH CMTE ID/NAMES)</text:p>
          </table:table-cell>
          <table:table-cell office:value-type="string" calcext:value-type="string">
            <text:p>(A/N-300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3 <text:s/>YESNO <text:s text:c="2"/>(have sufficient funds to pay total amount indicated in this plan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3 DESC <text:s/>(N If NO what steps will be taken to obtain the funds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4 <text:s/>YESNO <text:s text:c="2"/>(Has the committee filed previous debt settlement plans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5 <text:s/>YESNO <text:s/>(After disposing of all the committee's debts and obligations; will there be any residual funds?)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5 <text:s/>DESC (IF YES how will the funds be disbursed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PART III YESNO <text:s/>(Does committee have sufficient funds to pay the remaining amts to be paid or offered.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PART III DESC <text:s text:c="3"/>(N If no, what steps will be taken to obtain the funds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Treasurer’s NAME 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2" table:style-name="ta18">
        <table:table-column table:style-name="co1" table:default-cell-style-name="ce1"/>
        <table:table-column table:style-name="co47" table:default-cell-style-name="ce1"/>
        <table:table-column table:style-name="co6" table:default-cell-style-name="ce1"/>
        <table:table-column table:style-name="co9" table:default-cell-style-name="ce1"/>
        <table:table-column table:style-name="co30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F8II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CREDITOR COD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CV,UCV,EMP,..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NAME <text:s/>(Contributor/Lender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<text:s/>(expand to 90 chars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DATE <text:s text:c="2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AMOUNT OWED TO CREDITOR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AMOUNT OFFERED IN SETTLEME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A DESC <text:s/>(INITIAL TERMS AND NATURE OF DEBT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B DESC <text:s/>(EFFORTS MADE BY CMTE TO PAY DEBT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 DESC <text:s/>(STEPS TAKEN BY CREDITOR TO COLLECT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 YESNO <text:s/>(WAS THE effort made BY creditor to collect similar to other debt collection efforts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 DESC <text:s/>(N IF NO EXPLAIN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E <text:s/>YESNO <text:s/>(Are the terms of the debt settlement comparable to other settlements</text:p>
          </table:table-cell>
          <table:table-cell office:value-type="string" calcext:value-type="string">
            <text:p>(A-1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 DESC <text:s/>(N IF NO EXPLAIN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FEC-COMMITTE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“CAN’ or 'CCM'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AND-STATE 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NAME of creditor or representativ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“as signed”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DATE <text:s text:c="2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s: blank ‘A’,’C’, ’D’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83" table:style-name="ta19">
        <table:table-column table:style-name="co1" table:default-cell-style-name="ce1"/>
        <table:table-column table:style-name="co48" table:default-cell-style-name="ce1"/>
        <table:table-column table:style-name="co6" table:default-cell-style-name="ce1"/>
        <table:table-column table:style-name="co49" table:default-cell-style-name="ce1"/>
        <table:table-column table:style-name="co30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 <text:s/></text:p>
          </table:table-cell>
          <table:table-cell office:value-type="string" calcext:value-type="string">
            <text:p>value = F8III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CREDITOR COD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CV,UCV,EMP,...) <text:s/>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NAME(Contributor/Lender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YESNO <text:s/>(IS THIS A DISPUTED DEB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DATE <text:s text:c="3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AMOUNT OWED TO CREDITOR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AMOUNT EXPECTED TO PAY/OFFER SETTLEME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FEC-COMMITTE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“CAN’ or 'CCM'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CAND-STATE 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AMENDED C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" table:style-name="ta20">
        <table:table-column table:style-name="co23" table:default-cell-style-name="ce1"/>
        <table:table-column table:style-name="co5" table:default-cell-style-name="ce1"/>
        <table:table-column table:style-name="co6" table:default-cell-style-name="ce1"/>
        <table:table-column table:style-name="co50" table:default-cell-style-name="ce1"/>
        <table:table-column table:style-name="co51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FORM-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A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ENTITY-TYPE</text:p>
          </table:table-cell>
          <table:table-cell office:value-type="string" calcext:value-type="string">
            <text:p>(A/N-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(see Entity Code list) <text:s text:c="2"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alues: <text:s/>IND= Individual perso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M= “3X” Committe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CM= Candidate Cmt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C= PAC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PO= Pol Party Org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AN= the Candidat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CONTRIBUTOR-NAME</text:p>
          </table:table-cell>
          <table:table-cell office:value-type="string" calcext:value-type="string">
            <text:p>(A/N-90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person names must not exceed 38 chars {inclu spaces}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4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(format may include ‘-’)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ITEM-ELECT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‘P’ ‘G’ ‘R’ ‘S’ ‘O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ITEM-ELECT-OTHER</text:p>
          </table:table-cell>
          <table:table-cell office:value-type="string" calcext:value-type="string">
            <text:p>(A/N-20)</text:p>
          </table:table-cell>
          <table:table-cell/>
          <table:table-cell office:value-type="string" calcext:value-type="string">
            <text:p>REQUIRED if Item-Elect-Cd=‘O’ <text:s/>Values: “Special”, “runoff’, 1980+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IND-EMPLOYER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uired if Entity-Type=‘IND’ <text:s/>(Code “Requested” if unknown.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IND-OCCUP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uired if Entity-Type =‘IND’ unless Employer = “Requested”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AGGREGATE-AMT-YTD</text:p>
          </table:table-cell>
          <table:table-cell office:value-type="string" calcext:value-type="string">
            <text:p>(AMT-1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(YTD Amount Total)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DATE-RECEIVED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AMOUNT-RECEIVED</text:p>
          </table:table-cell>
          <table:table-cell office:value-type="string" calcext:value-type="string">
            <text:p>(AMT-12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TRANS-CODE</text:p>
          </table:table-cell>
          <table:table-cell office:value-type="string" calcext:value-type="string">
            <text:p>(A/N-3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TRANS-DESCRIP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FEC-COMMITTEE-ID-NUMBER</text:p>
          </table:table-cell>
          <table:table-cell table:number-columns-repeated="2"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FEC-CANDIDATE-ID-NUMBER</text:p>
          </table:table-cell>
          <table:table-cell table:number-columns-repeated="2"/>
          <table:table-cell office:value-type="string" calcext:value-type="string">
            <text:p>Required if Entity-Type =“CAN’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AND-STATE (OF ELECTION)</text:p>
          </table:table-cell>
          <table:table-cell table:number-columns-repeated="2"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MEMO-COD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: <text:s/>blank; <text:s/>‘X’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MEMO-TEXT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s: ‘A’ ’C’ <text:s/>’D’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TRAN-ID</text:p>
          </table:table-cell>
          <table:table-cell office:value-type="string" calcext:value-type="string">
            <text:p>(A/N-32)</text:p>
          </table:table-cell>
          <table:table-cell/>
          <table:table-cell office:value-type="string" calcext:value-type="string">
            <text:p>Required when Amended-Cd =‘A’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(Add), or is blank (i.e. an Orig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ansaction). <text:s/>Identifier assign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y filer database which “uniquely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dentifies this item among all item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ported by this committe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(Currently, this field is Optional if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mended-Cd= ‘C’ or ‘D’.)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ORIG-TRAN-ID</text:p>
          </table:table-cell>
          <table:table-cell office:value-type="string" calcext:value-type="string">
            <text:p>(A/N-32)</text:p>
          </table:table-cell>
          <table:table-cell/>
          <table:table-cell office:value-type="string" calcext:value-type="string">
            <text:p>Required if Amended-Cd= ‘C’ or ‘D’. <text:s/>Contains Tran-ID of Orig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deleted from FEC databas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ptional for Original and Ad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(Amended-Cd = ‘A’) transactions,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ut, if given, must equal Tran-ID.</text:p>
          </table:table-cell>
          <table:table-cell table:number-columns-repeated="1019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SUPR-TRAN-ID</text:p>
          </table:table-cell>
          <table:table-cell office:value-type="string" calcext:value-type="string">
            <text:p>(A/N-32)</text:p>
          </table:table-cell>
          <table:table-cell/>
          <table:table-cell office:value-type="string" calcext:value-type="string">
            <text:p>Currently this is an Optional field.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B" table:style-name="ta21">
        <table:table-column table:style-name="co1" table:default-cell-style-name="ce1"/>
        <table:table-column table:style-name="co52" table:default-cell-style-name="ce1"/>
        <table:table-column table:style-name="co6" table:number-columns-repeated="2" table:default-cell-style-name="ce1"/>
        <table:table-column table:style-name="co37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-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B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Filing Committee’s ID)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ENTITY-TYPE</text:p>
          </table:table-cell>
          <table:table-cell office:value-type="string" calcext:value-type="string">
            <text:p>(A/N-3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see Entity Code list) <text:s text:c="2"/>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Values: <text:s text:c="2"/>IND= Individual person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OM= “3X” Committe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CM= Candidate Cmte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AC= PAC;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PO= Pol Party Org;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3"/>
          <table:table-cell office:value-type="string" calcext:value-type="string">
            <text:p>CAN= the Candidate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4"/>RECIPIENT-NAME</text:p>
          </table:table-cell>
          <table:table-cell office:value-type="string" calcext:value-type="string">
            <text:p>(A/N-90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Person names must not exceed 38 chars {inclu. spaces}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(Format may include ‘-’)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NS-COD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Required if Trans-Descrip is blank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TRANS-DESCRIP</text:p>
          </table:table-cell>
          <table:table-cell office:value-type="string" calcext:value-type="string">
            <text:p>(A/N-40)</text:p>
          </table:table-cell>
          <table:table-cell/>
          <table:table-cell office:value-type="string" calcext:value-type="string">
            <text:p>Required if Trans-Code is blank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ITEM-ELECT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‘P’ ‘G’ ‘R’ ‘S’ ‘O’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ITEM-ELECT-OTHER</text:p>
          </table:table-cell>
          <table:table-cell office:value-type="string" calcext:value-type="string">
            <text:p>(A/N-20)</text:p>
          </table:table-cell>
          <table:table-cell/>
          <table:table-cell office:value-type="string" calcext:value-type="string">
            <text:p>REQUIRED if Item-Elect-Cd =‘O’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DATE-OF-EXPENDITURE</text:p>
          </table:table-cell>
          <table:table-cell office:value-type="string" calcext:value-type="string">
            <text:p>(NUM-8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AMOUNT-OF EXPENDITURE</text:p>
          </table:table-cell>
          <table:table-cell office:value-type="string" calcext:value-type="string">
            <text:p>(AMT-12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FEC-COMMITTEE- ID-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‘CAN’ or 'CCM'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AN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‘S’; ‘P’)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AN-STATE <text:s text:c="2"/>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AN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= ‘H’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MEMO-COD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: <text:s/>blank; <text:s/>‘X’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MEMO-TEXT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AMENDED-C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s: ‘A’ <text:s/>’C’ <text:s/>’D’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TRAN-ID</text:p>
          </table:table-cell>
          <table:table-cell office:value-type="string" calcext:value-type="string">
            <text:p>(A/N-32)</text:p>
          </table:table-cell>
          <table:table-cell/>
          <table:table-cell office:value-type="string" calcext:value-type="string">
            <text:p>Required when Amended-Cd =‘A’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(Add), or is blank (i.e. an Orig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ransaction). <text:s/>Identifier assign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y filer database which “uniquely”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identifies this item among all item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ported by this committe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(Currently, this field is Optional if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mended-Cd= ‘C’ or ‘D’.)</text:p>
          </table:table-cell>
          <table:table-cell table:number-columns-repeated="1019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ORIG-TRAN-ID</text:p>
          </table:table-cell>
          <table:table-cell office:value-type="string" calcext:value-type="string">
            <text:p>(A/N-32)</text:p>
          </table:table-cell>
          <table:table-cell/>
          <table:table-cell office:value-type="string" calcext:value-type="string">
            <text:p>Required if Amended-Cd= ‘C’ o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‘D’. <text:s/>Contains Tran-ID of Original</text:p>
          </table:table-cell>
          <table:table-cell table:number-columns-repeated="13"/>
          <table:table-cell office:value-type="string" calcext:value-type="string">
            <text:p>transaction that will be changed or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deleted from FEC database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ptional for Original and Ad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(Amended-Cd= ‘A’) transactions,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ut, if given, must equal Tran-ID.</text:p>
          </table:table-cell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SUPR-TRAN-ID</text:p>
          </table:table-cell>
          <table:table-cell office:value-type="string" calcext:value-type="string">
            <text:p>(A/N-32)</text:p>
          </table:table-cell>
          <table:table-cell/>
          <table:table-cell office:value-type="string" calcext:value-type="string">
            <text:p>Currently this is an Optional field.</text:p>
          </table:table-cell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" table:style-name="ta22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53" table:default-cell-style-name="ce1"/>
        <table:table-column table:style-name="co54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C/ plus lines on the detailed summary page for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ENTITY 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D,COM,CCM,...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NAME <text:s text:c="3"/>(Loan Source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ELECTION 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CODE (P,G,R,S,O)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ELECTION DESCRIPTION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ORIG <text:s/>AMT OF LOAN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PAYMENT TO 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LOAN BALANC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DATE <text:s text:c="2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DUE-DATE-TERMS</text:p>
          </table:table-cell>
          <table:table-cell office:value-type="string" calcext:value-type="string">
            <text:p>(A/N-15)</text:p>
          </table:table-cell>
          <table:table-cell/>
          <table:table-cell office:value-type="string" calcext:value-type="string">
            <text:p>(Date loan is due or other terms</text:p>
          </table:table-cell>
          <table:table-cell table:number-columns-repeated="2"/>
          <table:table-cell office:value-type="string" calcext:value-type="string">
            <text:p><text:s text:c="2"/></text:p>
          </table:table-cell>
          <table:table-cell table:number-columns-repeated="6"/>
          <table:table-cell office:value-type="string" calcext:value-type="string">
            <text:p>such as “Due on Demand” etc.)</text:p>
          </table:table-cell>
          <table:table-cell table:number-columns-repeated="100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PCT-RATE-TERMS</text:p>
          </table:table-cell>
          <table:table-cell office:value-type="string" calcext:value-type="string">
            <text:p>(A/N-15)</text:p>
          </table:table-cell>
          <table:table-cell/>
          <table:table-cell office:value-type="string" calcext:value-type="string">
            <text:p>(Rate expressed to 4-decim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laces w/wo explicit decimal poi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{e.g. .0500 or 0865 interpreted a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5% or 8.65%} OR expressed as 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percent {number w/ explicit %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ymbol} OR other terms such a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“Prime + 1% etc.)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YESNO (SECURED LOAN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FEC-COMMITTE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“CAN’ or 'CCM'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AND-STATE 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blank, ‘A’, ‘C’, ‘D’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1" table:style-name="ta23">
        <table:table-column table:style-name="co1" table:default-cell-style-name="ce1"/>
        <table:table-column table:style-name="co21" table:default-cell-style-name="ce1"/>
        <table:table-column table:style-name="co3" table:default-cell-style-name="ce1"/>
        <table:table-column table:style-name="co55" table:default-cell-style-name="ce1"/>
        <table:table-column table:style-name="co51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C1/plus lines on the detailed summary page for 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BACK REFERENCE TRAN ID</text:p>
          </table:table-cell>
          <table:table-cell office:value-type="string" calcext:value-type="string">
            <text:p>(NUM-32)</text:p>
          </table:table-cell>
          <table:table-cell office:value-type="string" calcext:value-type="string">
            <text:p>REQUIRED </text:p>
          </table:table-cell>
          <table:table-cell office:value-type="string" calcext:value-type="string">
            <text:p><text:s/>(Same as Ref ID on Schedule C)</text:p>
          </table:table-cell>
          <table:table-cell table:number-columns-repeated="9"/>
          <table:table-cell office:value-type="string" calcext:value-type="string">
            <text:p>Ref ID on Schedule C)</text:p>
          </table:table-cell>
          <table:table-cell table:number-columns-repeated="100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ENTITY 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D,COM,CCM,...) <text:s text:c="2"/>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AME <text:s text:c="3"/>(Loan Source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AMT OF LOAN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LOAN INTEREST RATE PERCENT</text:p>
          </table:table-cell>
          <table:table-cell office:value-type="string" calcext:value-type="string">
            <text:p>(A/N-15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DATE <text:s text:c="3"/>(INCURR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DATE <text:s text:c="3"/>(DUE)</text:p>
          </table:table-cell>
          <table:table-cell office:value-type="string" calcext:value-type="string">
            <text:p>(NUM-15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1 YESNO <text:s/>(LOAN RESTRUCTURED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2 <text:s/>DATE <text:s text:c="2"/>(OF ORIGINAL LOAN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1 CREDIT AMOUNT THIS DRAW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2 TOTAL BALANC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 YESNO <text:s text:c="2"/>(OTHERS LIABLE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D <text:s/>YESNO <text:s/>(COLLATERAL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D 1 DESC <text:s/>(COLLATERAL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 2 COLLATERAL VALUE/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 3 <text:s/>YESNO <text:s/>(PERFECTED INTEREST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E 1 <text:s/>YESNO <text:s/>(FUTURE INCOME PLEDGED AS COLLATERAL?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E 2 <text:s/>DESC <text:s/>(SPECIFICATION OF THE ABOVE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E 3 ESTIMATED VALU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E 4 DATE (Depository account establish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 5 IND/NAME <text:s text:c="3"/>(Account Location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E 6 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E 7 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 8 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E 9 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E 10 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E 11 DEP ACCT AUTH DATE <text:s text:c="2"/>(Presidential)</text:p>
          </table:table-cell>
          <table:table-cell office:value-type="string" calcext:value-type="string">
            <text:p>(NUM-8)</text:p>
          </table:table-cell>
          <table:table-cell/>
          <table:table-cell office:value-type="string" calcext:value-type="string">
            <text:p>(Form C-P-1 only) Depository account authorization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 DESC <text:s/>(IF NECESS <text:s/>STATE BASIS OF LOAN)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G IND/NAME <text:s text:c="3"/>(Treasurer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G DATE <text:s text:c="2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H AUTH NAME <text:s text:c="2"/>(Lending Inst Rep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signed”</text:p>
          </table:table-cell>
          <table:table-cell table:number-columns-repeated="1020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H AUTH TITLE <text:s text:c="2"/>(Lending Inst Representative)</text:p>
          </table:table-cell>
          <table:table-cell office:value-type="string" calcext:value-type="string">
            <text:p>(A/N-20)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2" table:style-name="ta24">
        <table:table-column table:style-name="co1" table:default-cell-style-name="ce1"/>
        <table:table-column table:style-name="co45" table:default-cell-style-name="ce1"/>
        <table:table-column table:style-name="co3" table:default-cell-style-name="ce1"/>
        <table:table-column table:style-name="co9" table:default-cell-style-name="ce1"/>
        <table:table-column table:style-name="co56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=SC2/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FILER FEC CMTE ID</text:p>
          </table:table-cell>
          <table:table-cell office:value-type="string" calcext:value-type="string">
            <text:p>(A/N-9)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BACK REFERENCE TRAN ID</text:p>
          </table:table-cell>
          <table:table-cell office:value-type="string" calcext:value-type="string">
            <text:p>(NUM-32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Ties back to SC/Ref#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IND/NAME (Endorser/Guarantor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INDEMP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INDOCC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AMOUNT GUARANTEED BALANC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D" table:style-name="ta25">
        <table:table-column table:style-name="co1" table:default-cell-style-name="ce1"/>
        <table:table-column table:style-name="co57" table:default-cell-style-name="ce1"/>
        <table:table-column table:style-name="co6" table:default-cell-style-name="ce1"/>
        <table:table-column table:style-name="co9" table:default-cell-style-name="ce1"/>
        <table:table-column table:style-name="co58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D <text:s/>plus lines on the detailed summary page for 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he various reports of receipts and disbursements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ENTITY-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D,COM,CCM,...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NAME <text:s text:c="3"/>(Debtor/Creditor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NATURE/PURPOSE DEBT DESCRIPTION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4"/>BEGINNING BALANC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4"/>INCURRED THIS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PAYMENT THIS PERIO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3"/>BALANCE AT CLOS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FEC-COMMITTE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 Type = ‘COM’, ‘CCM’, ‘PAC’ or ‘PPO’.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FEC-CANDIDATE-ID-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Required if Entity-Type =“CAN’ or 'CCM'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CANDIDATE-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Req if FEC-Cand-ID unavailable <text:s/>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CAND-OFFICE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Req if FEC-Cand-ID unavailable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CAND-STATE 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Req if FEC-Cand-ID unavailable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CAND-DISTRIC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Required if Cand-Office =‘H’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blank, ‘A’,’C’, <text:s/>’D’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" table:style-name="ta26">
        <table:table-column table:style-name="co1" table:default-cell-style-name="ce1"/>
        <table:table-column table:style-name="co59" table:default-cell-style-name="ce1"/>
        <table:table-column table:style-name="co3" table:default-cell-style-name="ce1"/>
        <table:table-column table:style-name="co60" table:default-cell-style-name="ce1"/>
        <table:table-column table:style-name="co37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4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E plus lines on the detailed summary page for 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4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4"/>ENTITY_TYPE</text:p>
          </table:table-cell>
          <table:table-cell office:value-type="string" calcext:value-type="string">
            <text:p>(A/N-3)</text:p>
          </table:table-cell>
          <table:table-cell office:value-type="string" calcext:value-type="string">
            <text:p>(IND,COM,CCM,...) <text:s text:c="2"/>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 <text:s text:c="3"/>(Payee)</text:p>
          </table:table-cell>
          <table:table-cell office:value-type="string" calcext:value-type="string">
            <text:p>(A/N-90)</text:p>
          </table:table-cell>
          <table:table-cell office:value-type="string" calcext:value-type="string">
            <text:p>(Expand to 90 chars)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TRANSDESC 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DATE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AMOUNT EXPEND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SUPPORT/OPPOSE <text:s text:c="2"/></text:p>
          </table:table-cell>
          <table:table-cell office:value-type="string" calcext:value-type="string">
            <text:p>(A/N-3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(SUP=Support=24E <text:s/>OPP=Oppose=24A <text:s text:c="2"/>UNI=Unitemized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S/O FEC CAN ID NUMBER</text:p>
          </table:table-cell>
          <table:table-cell office:value-type="string" calcext:value-type="string">
            <text:p>(A/N-9) <text:s text:c="2"/>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S/O CAN/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2"/>S/O CAN/OFF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2"/>S/O 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2"/>S/O CAN/DIST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2"/>FEC COMMITTEE ID 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(If Entity-ID= COM,CCM,PAC or PPO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FEC CANDIDATE ID 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(If Entity-ID= CCM or CAN)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CANDIDATE 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(Req if FEC-Cand-ID unavailable)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2"/>CAN/OFF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(Req if FEC-Cand-ID unavailable) (Values: ‘H’, ‘S’, ‘P’)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STATE <text:s text:c="3"/>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(Reqif FEC-Cand-ID unavailable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2"/>CAN/DIS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(Req if Cand-Office=‘H’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IND/NAME <text:s text:c="2"/>(Person Completing Form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<text:s/>“as signed”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DATE <text:s text:c="3"/>(SIGN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DATE <text:s text:c="3"/>(NOTARIZED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DATE <text:s text:c="3"/>(NOTARY COMMISSION EXPIRES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IND/NAME <text:s text:c="3"/>(NOTARY)</text:p>
          </table:table-cell>
          <table:table-cell office:value-type="string" calcext:value-type="string">
            <text:p>(A/N-38)</text:p>
          </table:table-cell>
          <table:table-cell office:value-type="string" calcext:value-type="string">
            <text:p>“as notarized”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blank, ‘A’,’C’, <text:s/>’D’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F" table:style-name="ta27">
        <table:table-column table:style-name="co1" table:default-cell-style-name="ce1"/>
        <table:table-column table:style-name="co61" table:default-cell-style-name="ce1"/>
        <table:table-column table:style-name="co6" table:default-cell-style-name="ce1"/>
        <table:table-column table:style-name="co9" table:default-cell-style-name="ce1"/>
        <table:table-column table:style-name="co62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SF plus lines on the detailed summary page for 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YESNO <text:s/>(HAS FILER BEEN DESIG TO MAKE CORD. EXPEND.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SIGNATING CMTES. <text:s/>COMMITTEE NAME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FEC COMMITTEE ID NUMBER SUBORDINATE CMTE</text:p>
          </table:table-cell>
          <table:table-cell office:value-type="string" calcext:value-type="string">
            <text:p>(A/N-9) <text:s text:c="2"/>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OMMITTEE NAME</text:p>
          </table:table-cell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ENTITY 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C,COM,CCM,...)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NAME <text:s text:c="3"/>(Payee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Expand to 90 chars)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3"/>STREET <text:s/>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3"/>STREET <text:s/>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3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3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 text:c="3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AGG <text:s/>GEN <text:s/>ELE AMOUNT EXPEND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3"/>TRANSDESC </text:p>
          </table:table-cell>
          <table:table-cell office:value-type="string" calcext:value-type="string">
            <text:p>(A/N-40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 text:c="3"/>DATE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3"/>AMOUNT EXPENDED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4"/>FEC COMMITTEE ID 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(If Entity type=COM,CCM,PAC or PPO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FEC CANDIDATE ID NUMBER</text:p>
          </table:table-cell>
          <table:table-cell office:value-type="string" calcext:value-type="string">
            <text:p>(A/N-9)</text:p>
          </table:table-cell>
          <table:table-cell/>
          <table:table-cell office:value-type="string" calcext:value-type="string">
            <text:p>(Required if Cand Info not given) </text:p>
          </table:table-cell>
          <table:table-cell office:value-type="string" calcext:value-type="string">
            <text:p><text:s text:c="28"/>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ANDIDATE NAME</text:p>
          </table:table-cell>
          <table:table-cell office:value-type="string" calcext:value-type="string">
            <text:p>(A/N-38)</text:p>
          </table:table-cell>
          <table:table-cell/>
          <table:table-cell office:value-type="string" calcext:value-type="string">
            <text:p>(Req if FEC-Cand-ID unavailable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(Req if FEC-Cand-ID unavailable)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(Req if FEC-Cand-ID unavailable)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(Req if Cand-Office = ‘H’)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 </text:p>
          </table:table-cell>
          <table:table-cell/>
          <table:table-cell office:value-type="string" calcext:value-type="string">
            <text:p>Values: blank, ‘A’,’C’, <text:s/>’D’</text:p>
          </table:table-cell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1" table:style-name="ta28">
        <table:table-column table:style-name="co1" table:default-cell-style-name="ce1"/>
        <table:table-column table:style-name="co63" table:default-cell-style-name="ce1"/>
        <table:table-column table:style-name="co6" table:default-cell-style-name="ce1"/>
        <table:table-column table:style-name="co9" table:default-cell-style-name="ce1"/>
        <table:table-column table:style-name="co64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H1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AT PARTY CMTES %</text:p>
          </table:table-cell>
          <table:table-cell office:value-type="string" calcext:value-type="string">
            <text:p>(NUM-5 ) </text:p>
          </table:table-cell>
          <table:table-cell/>
          <table:table-cell office:value-type="string" calcext:value-type="string">
            <text:p>Blank or 65 or 60(up to 4-decimal places w/wo explicit decimal point (eg. .60 or 6500 interpreted as 60% or 65%) </text:p>
          </table:table-cell>
          <table:table-cell office:value-type="string" calcext:value-type="string">
            <text:p><text:s/>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SE/SEN PTY CMTES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Blank or 65 MINIMUM FED %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SE/SEN PTY CMTES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ESTIMATED FEDERAL CAN SUPPORT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SE/SEN PTY CMTES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ESTIMATED NON-FEDERAL CAN SUPPORT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SE/SEN PTY CMTE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ACTUAL FEDERAL CAN SUPPORT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SE/SEN PTY CMTE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ACTUAL NON-FEDERAL CAN SUPPORT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SE/SEN PTY CMTES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ACTUAL <text:s/>FEDERAL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EP. SEG FUNDS &amp;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NON-CONNECTED CMTES ESTIMA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EDERAL CANDIDATE <text:s/>SUP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EP. SEG FUNDS &amp;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NON-CONNECTED CMTES ESTIMA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N-FEDERAL CANDIDATE SUPPORT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EP. SEG FUNDS &amp;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NON-CONNECTED CMTES ACTU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EDERAL CANDIDATE SUPPORT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EP. SEG FUNDS &amp;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NON-CONNECTED CMTES ACTU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NON-FEDERAL CANDIDATE <text:s/>SUPPORT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EP. SEG FUNDS &amp;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NON-CONNECTED CMTES ACTU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EDERAL CANDIDATE <text:s/>SUPPOR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ATE AND LOCAL PARTY COMMITTEES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 BALLOT COMP PRES 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 BALLOT COMP SEN <text:s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3. BALLOT COMP HSE <text:s text:c="2"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4. SUBTOTAL-FED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 OR 1 - 3 <text:s/>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5. BALLOT COMP GOV <text:s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6. OTHER STATEWIDE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, 1 OR 2</text:p>
          </table:table-cell>
          <table:table-cell table:number-columns-repeated="101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. STATE SENATE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 OR 1</text:p>
          </table:table-cell>
          <table:table-cell table:number-columns-repeated="101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8. STATE REP.</text:p>
          </table:table-cell>
          <table:table-cell office:value-type="string" calcext:value-type="string">
            <text:p>(NUM-1)</text:p>
          </table:table-cell>
          <table:table-cell/>
          <table:table-cell office:value-type="string" calcext:value-type="string">
            <text:p>BLANK OR 1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9. LOCAL CANDIDATES <text:s/>BLANK, 1 OR 2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0. EXTRA NON-FED POINT <text:s/>BLANK OR 1</text:p>
          </table:table-cell>
          <table:table-cell office:value-type="string" calcext:value-type="string">
            <text:p>(NUM-1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11. SUBTOTAL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19+20+21+22+23+24 <text:s text:c="5"/>(5+6+7+8+9+10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2. TOTAL POINTS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18+25 <text:s text:c="5"/>(4+11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EDERAL ALLOCATION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FIELD 18 <text:s/>/ FIELD 26 <text:s text:c="3"/>(4 / 12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blank, ‘A’,’C’, <text:s/>’D’</text:p>
          </table:table-cell>
          <table:table-cell table:number-columns-repeated="101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TRAN_ID</text:p>
          </table:table-cell>
          <table:table-cell office:value-type="string" calcext:value-type="string">
            <text:p>(A/N 32)</text:p>
          </table:table-cell>
          <table:table-cell table:number-columns-repeated="5"/>
          <table:table-cell office:value-type="string" calcext:value-type="string">
            <text:p>(Add TRAN_ID...to Amended)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2" table:style-name="ta29">
        <table:table-column table:style-name="co1" table:default-cell-style-name="ce1"/>
        <table:table-column table:style-name="co65" table:default-cell-style-name="ce1"/>
        <table:table-column table:style-name="co66" table:default-cell-style-name="ce1"/>
        <table:table-column table:style-name="co9" table:default-cell-style-name="ce1"/>
        <table:table-column table:style-name="co2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H2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IND/NAME <text:s text:c="4"/>(Activity/Eve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YESNO <text:s/>(ACTIVITY IS FUNDRAISING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YESNO <text:s/>(ACTIVITY IS EXEMP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YESNO <text:s/>(ACT <text:s/>DIRECT CAN SUPPOR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RATIO CODE (N,R,S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FEDERAL PERCENTAGE</text:p>
          </table:table-cell>
          <table:table-cell office:value-type="string" calcext:value-type="string">
            <text:p>(NUM-5 )</text:p>
          </table:table-cell>
          <table:table-cell/>
          <table:table-cell office:value-type="string" calcext:value-type="string">
            <text:p>(up to 4-decimal places w/wo </text:p>
          </table:table-cell>
          <table:table-cell table:number-columns-repeated="9"/>
          <table:table-cell office:value-type="string" calcext:value-type="string">
            <text:p>explicit decimal point (eg. .60 or </text:p>
          </table:table-cell>
          <table:table-cell table:number-columns-repeated="8"/>
          <table:table-cell office:value-type="string" calcext:value-type="string">
            <text:p>6500 interpreted as 60% or 65%)</text:p>
          </table:table-cell>
          <table:table-cell table:number-columns-repeated="100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NON-FEDERAL PERCENTAGE</text:p>
          </table:table-cell>
          <table:table-cell office:value-type="string" calcext:value-type="string">
            <text:p>(NUM-5 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s: blank, ‘A’,’C’, <text:s/>’D’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3" table:style-name="ta30">
        <table:table-column table:style-name="co1" table:default-cell-style-name="ce1"/>
        <table:table-column table:style-name="co67" table:default-cell-style-name="ce1"/>
        <table:table-column table:style-name="co4" table:default-cell-style-name="ce1"/>
        <table:table-column table:style-name="co9" table:default-cell-style-name="ce1"/>
        <table:table-column table:style-name="co25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s: <text:s/>H3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IND/NAME <text:s text:c="2"/>(OF ACCOUNT)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3"/>DATE <text:s text:c="2"/>(OF RECEIPT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3"/>TOTAL AMOUNT TRANSFERRED</text:p>
          </table:table-cell>
          <table:table-cell office:value-type="string" calcext:value-type="string">
            <text:p>(AMT-12) <text:s text:c="2"/>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3"/>I) ADMIN/VOTER DRIV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II) TOT DIRECT FUNDRAISING AMOUNT</text:p>
          </table:table-cell>
          <table:table-cell office:value-type="string" calcext:value-type="string">
            <text:p>(AMT-12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III) TOT EXEMPT ACTIVITY DIRECT CANDIDATE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4" table:style-name="ta31">
        <table:table-column table:style-name="co1" table:default-cell-style-name="ce1"/>
        <table:table-column table:style-name="co68" table:default-cell-style-name="ce1"/>
        <table:table-column table:style-name="co69" table:default-cell-style-name="ce1"/>
        <table:table-column table:style-name="co9" table:default-cell-style-name="ce1"/>
        <table:table-column table:style-name="co37" table:default-cell-style-name="ce1"/>
        <table:table-column table:style-name="co5" table:default-cell-style-name="ce1"/>
        <table:table-column table:style-name="co6" table:number-columns-repeated="251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 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value = H4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3"/>ENTITY_TYPE</text:p>
          </table:table-cell>
          <table:table-cell office:value-type="string" calcext:value-type="string">
            <text:p>(A/N-3)</text:p>
          </table:table-cell>
          <table:table-cell/>
          <table:table-cell office:value-type="string" calcext:value-type="string">
            <text:p>(IND,COM,CCM,...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AME <text:s/>(Payee)</text:p>
          </table:table-cell>
          <table:table-cell office:value-type="string" calcext:value-type="string">
            <text:p>(A/N-90 )</text:p>
          </table:table-cell>
          <table:table-cell/>
          <table:table-cell office:value-type="string" calcext:value-type="string">
            <text:p>(expand to 90 chars) <text:s text:c="2"/>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STREET 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STREET 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CITY</text:p>
          </table:table-cell>
          <table:table-cell office:value-type="string" calcext:value-type="string">
            <text:p>(A/N-18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PURPOSE/EVENT </text:p>
          </table:table-cell>
          <table:table-cell office:value-type="string" calcext:value-type="string">
            <text:p>(A/N-38 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DATE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TOTAL AMOUN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FEDERAL SH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NON-FEDERAL SHAR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YESNO <text:s/>(ACTIVITY IS ADMIN/VOTER DRIVE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YESNO <text:s/>(ACTIVITY IS FUNDRAISING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YESNO <text:s/>(ACTIVITY IS EXEMP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YESNO <text:s/>(ACT <text:s/>DIRECT CAN SUPPORT)</text:p>
          </table:table-cell>
          <table:table-cell office:value-type="string" calcext:value-type="string">
            <text:p>(A/N-1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EVENT YEAR-TO-DATE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3"/>ADDITIONAL DESCRIPTION</text:p>
          </table:table-cell>
          <table:table-cell office:value-type="string" calcext:value-type="string">
            <text:p>(A/N-100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2"/>FEC COMMITTEE ID NUMBER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FEC CANDIDATE ID NUMBER</text:p>
          </table:table-cell>
          <table:table-cell office:value-type="string" calcext:value-type="string">
            <text:p>(A/N-90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 text:c="2"/>CANDIDATE NAME</text:p>
          </table:table-cell>
          <table:table-cell office:value-type="string" calcext:value-type="string">
            <text:p>(A/N-38)</text:p>
          </table:table-cell>
          <table:table-cell table:number-columns-repeated="102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 text:c="3"/>CAN/OFF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(Req if FEC-Cand-ID unavailable) (Values: ‘H’; <text:s/>‘S’; ‘P’)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3"/>STATE <text:s text:c="3"/>(OF ELECTION)</text:p>
          </table:table-cell>
          <table:table-cell office:value-type="string" calcext:value-type="string">
            <text:p>(A/N-2)</text:p>
          </table:table-cell>
          <table:table-cell/>
          <table:table-cell office:value-type="string" calcext:value-type="string">
            <text:p>(Req if FEC-Cand-ID unavailable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 text:c="3"/>CAN/DIST</text:p>
          </table:table-cell>
          <table:table-cell office:value-type="string" calcext:value-type="string">
            <text:p>(NUM-2)</text:p>
          </table:table-cell>
          <table:table-cell/>
          <table:table-cell office:value-type="string" calcext:value-type="string">
            <text:p>(Req if Cand-Office = ‘H’)</text:p>
          </table:table-cell>
          <table:table-cell table:number-columns-repeated="101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3"/>CONDUIT-NAME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Name of person/organization serving as transaction conduit.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 text:c="3"/>CONDUIT-STREET-1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3"/>CONDUIT-STREET-2</text:p>
          </table:table-cell>
          <table:table-cell office:value-type="string" calcext:value-type="string">
            <text:p>(A/N-34)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3"/>CONDUIT-CITY</text:p>
          </table:table-cell>
          <table:table-cell office:value-type="string" calcext:value-type="string">
            <text:p>(A/N-18) 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CONDUIT-STATE</text:p>
          </table:table-cell>
          <table:table-cell office:value-type="string" calcext:value-type="string">
            <text:p>(A/N-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CONDUIT-ZIP</text:p>
          </table:table-cell>
          <table:table-cell office:value-type="string" calcext:value-type="string">
            <text:p>(A/N-9)</text:p>
          </table:table-cell>
          <table:table-cell table:number-columns-repeated="102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Value=‘A’,’C’, or ’D’</text:p>
          </table:table-cell>
          <table:table-cell table:number-columns-repeated="1019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" table:style-name="ta32">
        <table:table-column table:style-name="co1" table:default-cell-style-name="ce1"/>
        <table:table-column table:style-name="co70" table:default-cell-style-name="ce1"/>
        <table:table-column table:style-name="co3" table:default-cell-style-name="ce1"/>
        <table:table-column table:style-name="co9" table:default-cell-style-name="ce1"/>
        <table:table-column table:style-name="co71" table:default-cell-style-name="ce1"/>
        <table:table-column table:style-name="co6" table:number-columns-repeated="252" table:default-cell-style-name="ce1"/>
        <table:table-column table:style-name="co6" table:number-columns-repeated="76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3"/>FORM TYPE</text:p>
          </table:table-cell>
          <table:table-cell office:value-type="string" calcext:value-type="string">
            <text:p>(A/N-8)</text:p>
          </table:table-cell>
          <table:table-cell office:value-type="string" calcext:value-type="string">
            <text:p>REQUIRED</text:p>
          </table:table-cell>
          <table:table-cell office:value-type="string" calcext:value-type="string">
            <text:p><text:s/>value = SI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3"/>FILER FEC CMTE ID</text:p>
          </table:table-cell>
          <table:table-cell office:value-type="string" calcext:value-type="string">
            <text:p>(A/N-9) </text:p>
          </table:table-cell>
          <table:table-cell office:value-type="string" calcext:value-type="string">
            <text:p>REQUIRED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ank Account ID Number</text:p>
          </table:table-cell>
          <table:table-cell office:value-type="string" calcext:value-type="string">
            <text:p>(A/N 16)</text:p>
          </table:table-cell>
          <table:table-cell/>
          <table:table-cell office:value-type="string" calcext:value-type="string">
            <text:p>(This is the Bank’s Acct #)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NAME of <text:s/>(ACCOUNT)</text:p>
          </table:table-cell>
          <table:table-cell office:value-type="string" calcext:value-type="string">
            <text:p>(A/N-90)</text:p>
          </table:table-cell>
          <table:table-cell/>
          <table:table-cell office:value-type="string" calcext:value-type="string">
            <text:p>(Must have non-federal in text)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DATE <text:s/>(COVERAGE FROM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2"/>DATE <text:s/>(COVERAGE TO)</text:p>
          </table:table-cell>
          <table:table-cell office:value-type="string" calcext:value-type="string">
            <text:p>(NUM-8)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 <text:s/>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 <text:s/>Transfers to FED or allocation account for allocable exp.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 <text:s/>Transfers to state/local Party organiza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 <text:s/>Direct state/local candidate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5 <text:s/>Other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6 <text:s/>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8+9+10+11 <text:s text:c="4"/>(2+3+4+5)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7 <text:s/>Beginning CO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8 <text:s/>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14 <text:s/>(LINE 8) = FIELD 7 <text:s/>(LINE 1)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9 <text:s/>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0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16 <text:s/>(LINE 10) = FIELD 12 <text:s/>(LINE 6)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11 Ending CO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1 <text:s/>Total receip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 <text:s/>Transfers to FED or allocation account for allocable exp.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 <text:s/>Transfers to state/local Party organization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4 <text:s/>Direct state/local candidate support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5 <text:s/>Other Disbursements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6 <text:s/>Total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19+20+21+22 <text:s text:c="4"/>(2+3+4+5)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7 <text:s/>Beginning COH (as of Jan 1)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8 <text:s/>Receip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25 <text:s/>(LINE 8) = FIELD 18 <text:s/>(LINE 1 )</text:p>
          </table:table-cell>
          <table:table-cell table:number-columns-repeated="101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9 <text:s/>Subtotal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0 Disbursements</text:p>
          </table:table-cell>
          <table:table-cell office:value-type="string" calcext:value-type="string">
            <text:p>(AMT-12)</text:p>
          </table:table-cell>
          <table:table-cell/>
          <table:table-cell office:value-type="string" calcext:value-type="string">
            <text:p>FIELD 27 <text:s/>(LINE 10) = FIELD 23 <text:s/>(LINE 6)</text:p>
          </table:table-cell>
          <table:table-cell table:number-columns-repeated="101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11 Ending COH</text:p>
          </table:table-cell>
          <table:table-cell office:value-type="string" calcext:value-type="string">
            <text:p>(AMT-12)</text:p>
          </table:table-cell>
          <table:table-cell table:number-columns-repeated="102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 text:c="2"/>AMENDED-CD</text:p>
          </table:table-cell>
          <table:table-cell office:value-type="string" calcext:value-type="string">
            <text:p>(A/N-1)</text:p>
          </table:table-cell>
          <table:table-cell/>
          <table:table-cell office:value-type="string" calcext:value-type="string">
            <text:p><text:s/>Values: blank, ‘A’,’C’, <text:s/>’D’</text:p>
          </table:table-cell>
          <table:table-cell table:number-columns-repeated="101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 text:c="2"/>TRAN_ID</text:p>
          </table:table-cell>
          <table:table-cell office:value-type="string" calcext:value-type="string">
            <text:p>(A/N 32)</text:p>
          </table:table-cell>
          <table:table-cell/>
          <table:table-cell office:value-type="string" calcext:value-type="string">
            <text:p>(Add TRAN_ID...to Amended)</text:p>
          </table:table-cell>
          <table:table-cell table:number-columns-repeated="101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3"/>ORIG_TRAN_ID</text:p>
          </table:table-cell>
          <table:table-cell office:value-type="string" calcext:value-type="string">
            <text:p>(A/N 32)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 text:c="3"/>SUPR_TRAN_ID</text:p>
          </table:table-cell>
          <table:table-cell office:value-type="string" calcext:value-type="string">
            <text:p>(A/N 32)<text:span text:style-name="T1"> </text:span></text:p>
          </table:table-cell>
          <table:table-cell table:number-columns-repeated="1021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fill-character> </number:fill-character>
      <number:number number:decimal-places="0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fill-character> </number:fill-character>
      <number:number number:decimal-places="0" number:min-integer-digits="1" number:grouping="true"/>
      <number:text> </number:text>
    </number:number-style>
    <number:number-style style:name="N125P1" style:volatile="true">
      <number:text> $</number:text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25P2" style:volatile="true">
      <number:text> $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fill-character> </number:fill-character>
      <number:number number:decimal-places="2" number:min-integer-digits="1" number:grouping="true"/>
      <number:text> </number:text>
    </number:number-style>
    <number:number-style style:name="N126P1" style:volatile="true">
      <number:text> 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6P2" style:volatile="true">
      <number:text>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fill-character> </number:fill-character>
      <number:number number:decimal-places="2" number:min-integer-digits="1" number:grouping="true"/>
      <number:text> </number:text>
    </number:number-style>
    <number:number-style style:name="N127P1" style:volatile="true">
      <number:text> $</number:text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P0" style:volatile="true">
      <number:text>Yes</number:text>
    </number:number-style>
    <number:number-style style:name="N132P1" style:volatile="true">
      <number:text>Yes</number:text>
    </number:number-style>
    <number:number-style style:name="N132">
      <number:text>No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True</number:text>
    </number:number-style>
    <number:number-style style:name="N133P1" style:volatile="true">
      <number:text>True</number:text>
    </number:number-style>
    <number:number-style style:name="N133">
      <number:text>False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text>On</number:text>
    </number:number-style>
    <number:number-style style:name="N134P1" style:volatile="true">
      <number:text>On</number:text>
    </number:number-style>
    <number:number-style style:name="N134">
      <number:text>Off</number:text>
      <style:map style:condition="value()&gt;0" style:apply-style-name="N134P0"/>
      <style:map style:condition="value()&lt;0" style:apply-style-name="N134P1"/>
    </number:number-style>
    <number:currency-style style:name="N13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3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35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fo:color="#000000" style:font-name="Times New Roman" fo:font-size="12pt" style:font-name-asian="Droid Sans" style:font-size-asian="12pt" style:font-name-complex="FreeSan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1" style:display-name="PageStyle_F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1M" style:display-name="PageStyle_F1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2" style:display-name="PageStyle_F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" style:display-name="PageStyle_F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P" style:display-name="PageStyle_F3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PLine31" style:display-name="PageStyle_F3PLine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X" style:display-name="PageStyle_F3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3Z" style:display-name="PageStyle_F3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4" style:display-name="PageStyle_F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5" style:display-name="PageStyle_F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56" style:display-name="PageStyle_F5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57" style:display-name="PageStyle_F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6" style:display-name="PageStyle_F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65" style:display-name="PageStyle_F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7" style:display-name="PageStyle_F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76" style:display-name="PageStyle_F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8" style:display-name="PageStyle_F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82" style:display-name="PageStyle_F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83" style:display-name="PageStyle_F8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" style:display-name="PageStyle_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B" style:display-name="PageStyle_S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" style:display-name="PageStyle_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1" style:display-name="PageStyle_SC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2" style:display-name="PageStyle_SC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D" style:display-name="PageStyle_S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" style:display-name="PageStyle_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F" style:display-name="PageStyle_S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1" style:display-name="PageStyle_SH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2" style:display-name="PageStyle_SH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3" style:display-name="PageStyle_SH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4" style:display-name="PageStyle_SH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I" style:display-name="PageStyle_S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 </meta:initial-creator>
    <meta:creation-date>2009-03-23T08:05:45</meta:creation-date>
    <dc:creator> </dc:creator>
    <dc:date>2009-03-24T07:43:08</dc:date>
    <meta:document-statistic meta:table-count="32" meta:cell-count="4331" meta:object-count="0"/>
    <meta:generator>LibreOffice/4.1.1.1$Linux_X86_64 LibreOffice_project/410m0$Build-1</meta:generator>
  </office:meta>
</office:document-meta>
</file>